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5802120" table:style-name="ce5">
            <text:p>5.802.120</text:p>
          </table:table-cell>
          <table:table-cell office:value-type="float" office:value="833000" table:style-name="ce5">
            <text:p>833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395200" table:style-name="ce5">
            <text:p>395.200</text:p>
          </table:table-cell>
          <table:table-cell office:value-type="float" office:value="8836120" table:style-name="ce6">
            <text:p>8.836.120</text:p>
          </table:table-cell>
          <table:table-cell office:value-type="float" office:value="8505336" table:style-name="ce6">
            <text:p>8.505.336</text:p>
          </table:table-cell>
          <table:table-cell office:value-type="percentage" office:value="0.96256456453737615" table:style-name="ce7">
            <text:p>96,3%</text:p>
          </table:table-cell>
          <table:table-cell office:value-type="float" office:value="4929819" table:style-name="ce5">
            <text:p>4.929.819</text:p>
          </table:table-cell>
          <table:table-cell office:value-type="float" office:value="3777289" table:style-name="ce5">
            <text:p>3.777.289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022895" table:style-name="ce5">
            <text:p>1.022.895</text:p>
          </table:table-cell>
          <table:table-cell office:value-type="float" office:value="136100" table:style-name="ce5">
            <text:p>136.100</text:p>
          </table:table-cell>
          <table:table-cell office:value-type="float" office:value="285700" table:style-name="ce5">
            <text:p>285.700</text:p>
          </table:table-cell>
          <table:table-cell office:value-type="float" office:value="50600" table:style-name="ce5">
            <text:p>50.600</text:p>
          </table:table-cell>
          <table:table-cell office:value-type="float" office:value="1495295" table:style-name="ce6">
            <text:p>1.495.295</text:p>
          </table:table-cell>
          <table:table-cell office:value-type="float" office:value="1383874" table:style-name="ce6">
            <text:p>1.383.874</text:p>
          </table:table-cell>
          <table:table-cell office:value-type="percentage" office:value="0.92548560651911493" table:style-name="ce7">
            <text:p>92,5%</text:p>
          </table:table-cell>
          <table:table-cell office:value-type="float" office:value="809972" table:style-name="ce5">
            <text:p>809.972</text:p>
          </table:table-cell>
          <table:table-cell office:value-type="float" office:value="641521" table:style-name="ce5">
            <text:p>641.521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867875" table:style-name="ce5">
            <text:p>867.875</text:p>
          </table:table-cell>
          <table:table-cell office:value-type="float" office:value="113200" table:style-name="ce5">
            <text:p>113.200</text:p>
          </table:table-cell>
          <table:table-cell office:value-type="float" office:value="233400" table:style-name="ce5">
            <text:p>233.400</text:p>
          </table:table-cell>
          <table:table-cell office:value-type="float" office:value="38900" table:style-name="ce5">
            <text:p>38.900</text:p>
          </table:table-cell>
          <table:table-cell office:value-type="float" office:value="1253375" table:style-name="ce6">
            <text:p>1.253.375</text:p>
          </table:table-cell>
          <table:table-cell office:value-type="float" office:value="1221351" table:style-name="ce6">
            <text:p>1.221.351</text:p>
          </table:table-cell>
          <table:table-cell office:value-type="percentage" office:value="0.97444978557893691" table:style-name="ce7">
            <text:p>97,4%</text:p>
          </table:table-cell>
          <table:table-cell office:value-type="float" office:value="687139" table:style-name="ce5">
            <text:p>687.139</text:p>
          </table:table-cell>
          <table:table-cell office:value-type="float" office:value="574814" table:style-name="ce5">
            <text:p>574.814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755010" table:style-name="ce5">
            <text:p>755.010</text:p>
          </table:table-cell>
          <table:table-cell office:value-type="float" office:value="106600" table:style-name="ce5">
            <text:p>106.600</text:p>
          </table:table-cell>
          <table:table-cell office:value-type="float" office:value="256400" table:style-name="ce5">
            <text:p>256.400</text:p>
          </table:table-cell>
          <table:table-cell office:value-type="float" office:value="48250" table:style-name="ce5">
            <text:p>48.250</text:p>
          </table:table-cell>
          <table:table-cell office:value-type="float" office:value="1166260" table:style-name="ce6">
            <text:p>1.166.260</text:p>
          </table:table-cell>
          <table:table-cell office:value-type="float" office:value="1084892" table:style-name="ce6">
            <text:p>1.084.892</text:p>
          </table:table-cell>
          <table:table-cell office:value-type="percentage" office:value="0.93023168075729257" table:style-name="ce7">
            <text:p>93,0%</text:p>
          </table:table-cell>
          <table:table-cell office:value-type="float" office:value="653853" table:style-name="ce5">
            <text:p>653.853</text:p>
          </table:table-cell>
          <table:table-cell office:value-type="float" office:value="488256" table:style-name="ce5">
            <text:p>488.256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422690" table:style-name="ce5">
            <text:p>1.422.690</text:p>
          </table:table-cell>
          <table:table-cell office:value-type="float" office:value="199900" table:style-name="ce5">
            <text:p>199.900</text:p>
          </table:table-cell>
          <table:table-cell office:value-type="float" office:value="503700" table:style-name="ce5">
            <text:p>503.700</text:p>
          </table:table-cell>
          <table:table-cell office:value-type="float" office:value="95100" table:style-name="ce5">
            <text:p>95.100</text:p>
          </table:table-cell>
          <table:table-cell office:value-type="float" office:value="2221390" table:style-name="ce6">
            <text:p>2.221.390</text:p>
          </table:table-cell>
          <table:table-cell office:value-type="float" office:value="2044530" table:style-name="ce6">
            <text:p>2.044.530</text:p>
          </table:table-cell>
          <table:table-cell office:value-type="percentage" office:value="0.92038318350222159" table:style-name="ce7">
            <text:p>92,0%</text:p>
          </table:table-cell>
          <table:table-cell office:value-type="float" office:value="1238020" table:style-name="ce5">
            <text:p>1.238.020</text:p>
          </table:table-cell>
          <table:table-cell office:value-type="float" office:value="905836" table:style-name="ce5">
            <text:p>905.836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51185" table:style-name="ce5">
            <text:p>451.185</text:p>
          </table:table-cell>
          <table:table-cell office:value-type="float" office:value="59700" table:style-name="ce5">
            <text:p>59.700</text:p>
          </table:table-cell>
          <table:table-cell office:value-type="float" office:value="130200" table:style-name="ce5">
            <text:p>130.200</text:p>
          </table:table-cell>
          <table:table-cell office:value-type="float" office:value="22200" table:style-name="ce5">
            <text:p>22.200</text:p>
          </table:table-cell>
          <table:table-cell office:value-type="float" office:value="663285" table:style-name="ce6">
            <text:p>663.285</text:p>
          </table:table-cell>
          <table:table-cell office:value-type="float" office:value="603073" table:style-name="ce6">
            <text:p>603.073</text:p>
          </table:table-cell>
          <table:table-cell office:value-type="percentage" office:value="0.9092215261916069" table:style-name="ce7">
            <text:p>90,9%</text:p>
          </table:table-cell>
          <table:table-cell office:value-type="float" office:value="348032" table:style-name="ce5">
            <text:p>348.032</text:p>
          </table:table-cell>
          <table:table-cell office:value-type="float" office:value="273872" table:style-name="ce5">
            <text:p>273.872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032005" table:style-name="ce5">
            <text:p>2.032.005</text:p>
          </table:table-cell>
          <table:table-cell office:value-type="float" office:value="273800" table:style-name="ce5">
            <text:p>273.800</text:p>
          </table:table-cell>
          <table:table-cell office:value-type="float" office:value="514400" table:style-name="ce5">
            <text:p>514.400</text:p>
          </table:table-cell>
          <table:table-cell office:value-type="float" office:value="91500" table:style-name="ce5">
            <text:p>91.500</text:p>
          </table:table-cell>
          <table:table-cell office:value-type="float" office:value="2911705" table:style-name="ce6">
            <text:p>2.911.705</text:p>
          </table:table-cell>
          <table:table-cell office:value-type="float" office:value="2640669" table:style-name="ce6">
            <text:p>2.640.669</text:p>
          </table:table-cell>
          <table:table-cell office:value-type="percentage" office:value="0.90691502058072504" table:style-name="ce7">
            <text:p>90,7%</text:p>
          </table:table-cell>
          <table:table-cell office:value-type="float" office:value="1501753" table:style-name="ce5">
            <text:p>1.501.753</text:p>
          </table:table-cell>
          <table:table-cell office:value-type="float" office:value="1250366" table:style-name="ce5">
            <text:p>1.250.366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496295" table:style-name="ce5">
            <text:p>1.496.295</text:p>
          </table:table-cell>
          <table:table-cell office:value-type="float" office:value="212900" table:style-name="ce5">
            <text:p>212.900</text:p>
          </table:table-cell>
          <table:table-cell office:value-type="float" office:value="460900" table:style-name="ce5">
            <text:p>460.900</text:p>
          </table:table-cell>
          <table:table-cell office:value-type="float" office:value="78225" table:style-name="ce5">
            <text:p>78.225</text:p>
          </table:table-cell>
          <table:table-cell office:value-type="float" office:value="2248320" table:style-name="ce6">
            <text:p>2.248.320</text:p>
          </table:table-cell>
          <table:table-cell office:value-type="float" office:value="2083383" table:style-name="ce6">
            <text:p>2.083.383</text:p>
          </table:table-cell>
          <table:table-cell office:value-type="percentage" office:value="0.92663989111870193" table:style-name="ce7">
            <text:p>92,7%</text:p>
          </table:table-cell>
          <table:table-cell office:value-type="float" office:value="1244798" table:style-name="ce5">
            <text:p>1.244.798</text:p>
          </table:table-cell>
          <table:table-cell office:value-type="float" office:value="909641" table:style-name="ce5">
            <text:p>909.641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499620" table:style-name="ce5">
            <text:p>5.499.620</text:p>
          </table:table-cell>
          <table:table-cell office:value-type="float" office:value="762200" table:style-name="ce5">
            <text:p>762.2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36200" table:style-name="ce5">
            <text:p>336.200</text:p>
          </table:table-cell>
          <table:table-cell office:value-type="float" office:value="8296120" table:style-name="ce6">
            <text:p>8.296.120</text:p>
          </table:table-cell>
          <table:table-cell office:value-type="float" office:value="7796425" table:style-name="ce6">
            <text:p>7.796.425</text:p>
          </table:table-cell>
          <table:table-cell office:value-type="percentage" office:value="0.93976762631205912" table:style-name="ce7">
            <text:p>94,0%</text:p>
          </table:table-cell>
          <table:table-cell office:value-type="float" office:value="4563297" table:style-name="ce5">
            <text:p>4.563.297</text:p>
          </table:table-cell>
          <table:table-cell office:value-type="float" office:value="3591172" table:style-name="ce5">
            <text:p>3.591.172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504340" table:style-name="ce5">
            <text:p>3.504.340</text:p>
          </table:table-cell>
          <table:table-cell office:value-type="float" office:value="486400" table:style-name="ce5">
            <text:p>486.4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250250" table:style-name="ce5">
            <text:p>250.250</text:p>
          </table:table-cell>
          <table:table-cell office:value-type="float" office:value="5250790" table:style-name="ce6">
            <text:p>5.250.790</text:p>
          </table:table-cell>
          <table:table-cell office:value-type="float" office:value="4878003" table:style-name="ce6">
            <text:p>4.878.003</text:p>
          </table:table-cell>
          <table:table-cell office:value-type="percentage" office:value="0.92900363564339838" table:style-name="ce7">
            <text:p>92,9%</text:p>
          </table:table-cell>
          <table:table-cell office:value-type="float" office:value="2800784" table:style-name="ce5">
            <text:p>2.800.784</text:p>
          </table:table-cell>
          <table:table-cell office:value-type="float" office:value="2236307" table:style-name="ce5">
            <text:p>2.236.307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22005" table:style-name="ce5">
            <text:p>822.005</text:p>
          </table:table-cell>
          <table:table-cell office:value-type="float" office:value="108100" table:style-name="ce5">
            <text:p>108.100</text:p>
          </table:table-cell>
          <table:table-cell office:value-type="float" office:value="228000" table:style-name="ce5">
            <text:p>228.000</text:p>
          </table:table-cell>
          <table:table-cell office:value-type="float" office:value="40500" table:style-name="ce5">
            <text:p>40.500</text:p>
          </table:table-cell>
          <table:table-cell office:value-type="float" office:value="1198605" table:style-name="ce6">
            <text:p>1.198.605</text:p>
          </table:table-cell>
          <table:table-cell office:value-type="float" office:value="1173755" table:style-name="ce6">
            <text:p>1.173.755</text:p>
          </table:table-cell>
          <table:table-cell office:value-type="percentage" office:value="0.97926756521122471" table:style-name="ce7">
            <text:p>97,9%</text:p>
          </table:table-cell>
          <table:table-cell office:value-type="float" office:value="683772" table:style-name="ce5">
            <text:p>683.772</text:p>
          </table:table-cell>
          <table:table-cell office:value-type="float" office:value="544792" table:style-name="ce5">
            <text:p>544.792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200885" table:style-name="ce5">
            <text:p>2.200.885</text:p>
          </table:table-cell>
          <table:table-cell office:value-type="float" office:value="288200" table:style-name="ce5">
            <text:p>288.200</text:p>
          </table:table-cell>
          <table:table-cell office:value-type="float" office:value="595400" table:style-name="ce5">
            <text:p>595.400</text:p>
          </table:table-cell>
          <table:table-cell office:value-type="float" office:value="103200" table:style-name="ce5">
            <text:p>103.200</text:p>
          </table:table-cell>
          <table:table-cell office:value-type="float" office:value="3187685" table:style-name="ce6">
            <text:p>3.187.685</text:p>
          </table:table-cell>
          <table:table-cell office:value-type="float" office:value="3105160" table:style-name="ce6">
            <text:p>3.105.160</text:p>
          </table:table-cell>
          <table:table-cell office:value-type="percentage" office:value="0.97411130648103561" table:style-name="ce7">
            <text:p>97,4%</text:p>
          </table:table-cell>
          <table:table-cell office:value-type="float" office:value="1763809" table:style-name="ce5">
            <text:p>1.763.809</text:p>
          </table:table-cell>
          <table:table-cell office:value-type="float" office:value="1472463" table:style-name="ce5">
            <text:p>1.472.463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42255" table:style-name="ce5">
            <text:p>242.255</text:p>
          </table:table-cell>
          <table:table-cell office:value-type="float" office:value="32100" table:style-name="ce5">
            <text:p>32.100</text:p>
          </table:table-cell>
          <table:table-cell office:value-type="float" office:value="61400" table:style-name="ce5">
            <text:p>61.400</text:p>
          </table:table-cell>
          <table:table-cell office:value-type="float" office:value="12550" table:style-name="ce5">
            <text:p>12.550</text:p>
          </table:table-cell>
          <table:table-cell office:value-type="float" office:value="348305" table:style-name="ce6">
            <text:p>348.305</text:p>
          </table:table-cell>
          <table:table-cell office:value-type="float" office:value="314984" table:style-name="ce6">
            <text:p>314.984</text:p>
          </table:table-cell>
          <table:table-cell office:value-type="percentage" office:value="0.90433384533670202" table:style-name="ce7">
            <text:p>90,4%</text:p>
          </table:table-cell>
          <table:table-cell office:value-type="float" office:value="178749" table:style-name="ce5">
            <text:p>178.749</text:p>
          </table:table-cell>
          <table:table-cell office:value-type="float" office:value="153274" table:style-name="ce5">
            <text:p>153.274</text:p>
          </table:table-cell>
          <table:table-cell office:value-type="date" office:date-value="2021-07-10T00:00:00" table:style-name="ce8">
            <text:p>1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669395" table:style-name="ce5">
            <text:p>4.669.395</text:p>
          </table:table-cell>
          <table:table-cell office:value-type="float" office:value="672900" table:style-name="ce5">
            <text:p>672.900</text:p>
          </table:table-cell>
          <table:table-cell office:value-type="float" office:value="1509400" table:style-name="ce5">
            <text:p>1.509.400</text:p>
          </table:table-cell>
          <table:table-cell office:value-type="float" office:value="292000" table:style-name="ce5">
            <text:p>292.000</text:p>
          </table:table-cell>
          <table:table-cell office:value-type="float" office:value="7143695" table:style-name="ce6">
            <text:p>7.143.695</text:p>
          </table:table-cell>
          <table:table-cell office:value-type="float" office:value="6207390" table:style-name="ce6">
            <text:p>6.207.390</text:p>
          </table:table-cell>
          <table:table-cell office:value-type="percentage" office:value="0.86893267419731668" table:style-name="ce7">
            <text:p>86,9%</text:p>
          </table:table-cell>
          <table:table-cell office:value-type="float" office:value="3787589" table:style-name="ce5">
            <text:p>3.787.589</text:p>
          </table:table-cell>
          <table:table-cell office:value-type="float" office:value="2806820" table:style-name="ce5">
            <text:p>2.806.820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022135" table:style-name="ce5">
            <text:p>1.022.135</text:p>
          </table:table-cell>
          <table:table-cell office:value-type="float" office:value="142200" table:style-name="ce5">
            <text:p>142.200</text:p>
          </table:table-cell>
          <table:table-cell office:value-type="float" office:value="259900" table:style-name="ce5">
            <text:p>259.900</text:p>
          </table:table-cell>
          <table:table-cell office:value-type="float" office:value="83100" table:style-name="ce5">
            <text:p>83.100</text:p>
          </table:table-cell>
          <table:table-cell office:value-type="float" office:value="1507335" table:style-name="ce6">
            <text:p>1.507.335</text:p>
          </table:table-cell>
          <table:table-cell office:value-type="float" office:value="1420546" table:style-name="ce6">
            <text:p>1.420.546</text:p>
          </table:table-cell>
          <table:table-cell office:value-type="percentage" office:value="0.94242222200108139" table:style-name="ce7">
            <text:p>94,2%</text:p>
          </table:table-cell>
          <table:table-cell office:value-type="float" office:value="833703" table:style-name="ce5">
            <text:p>833.703</text:p>
          </table:table-cell>
          <table:table-cell office:value-type="float" office:value="641883" table:style-name="ce5">
            <text:p>641.883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80435" table:style-name="ce5">
            <text:p>480.435</text:p>
          </table:table-cell>
          <table:table-cell office:value-type="float" office:value="68600" table:style-name="ce5">
            <text:p>68.600</text:p>
          </table:table-cell>
          <table:table-cell office:value-type="float" office:value="145700" table:style-name="ce5">
            <text:p>145.700</text:p>
          </table:table-cell>
          <table:table-cell office:value-type="float" office:value="25250" table:style-name="ce5">
            <text:p>25.250</text:p>
          </table:table-cell>
          <table:table-cell office:value-type="float" office:value="719985" table:style-name="ce6">
            <text:p>719.985</text:p>
          </table:table-cell>
          <table:table-cell office:value-type="float" office:value="681024" table:style-name="ce6">
            <text:p>681.024</text:p>
          </table:table-cell>
          <table:table-cell office:value-type="percentage" office:value="0.94588637263276321" table:style-name="ce7">
            <text:p>94,6%</text:p>
          </table:table-cell>
          <table:table-cell office:value-type="float" office:value="400961" table:style-name="ce5">
            <text:p>400.961</text:p>
          </table:table-cell>
          <table:table-cell office:value-type="float" office:value="318285" table:style-name="ce5">
            <text:p>318.285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679940" table:style-name="ce5">
            <text:p>1.679.940</text:p>
          </table:table-cell>
          <table:table-cell office:value-type="float" office:value="222600" table:style-name="ce5">
            <text:p>222.600</text:p>
          </table:table-cell>
          <table:table-cell office:value-type="float" office:value="549600" table:style-name="ce5">
            <text:p>549.600</text:p>
          </table:table-cell>
          <table:table-cell office:value-type="float" office:value="84750" table:style-name="ce5">
            <text:p>84.750</text:p>
          </table:table-cell>
          <table:table-cell office:value-type="float" office:value="2536890" table:style-name="ce6">
            <text:p>2.536.890</text:p>
          </table:table-cell>
          <table:table-cell office:value-type="float" office:value="2323183" table:style-name="ce6">
            <text:p>2.323.183</text:p>
          </table:table-cell>
          <table:table-cell office:value-type="percentage" office:value="0.91576024187095217" table:style-name="ce7">
            <text:p>91,6%</text:p>
          </table:table-cell>
          <table:table-cell office:value-type="float" office:value="1386906" table:style-name="ce5">
            <text:p>1.386.906</text:p>
          </table:table-cell>
          <table:table-cell office:value-type="float" office:value="1062551" table:style-name="ce5">
            <text:p>1.062.551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54630" table:style-name="ce5">
            <text:p>54.630</text:p>
          </table:table-cell>
          <table:table-cell office:value-type="float" office:value="7900" table:style-name="ce5">
            <text:p>7.900</text:p>
          </table:table-cell>
          <table:table-cell office:value-type="float" office:value="18100" table:style-name="ce5">
            <text:p>18.100</text:p>
          </table:table-cell>
          <table:table-cell office:value-type="float" office:value="3150" table:style-name="ce5">
            <text:p>3.150</text:p>
          </table:table-cell>
          <table:table-cell office:value-type="float" office:value="83780" table:style-name="ce6">
            <text:p>83.780</text:p>
          </table:table-cell>
          <table:table-cell office:value-type="float" office:value="78787" table:style-name="ce6">
            <text:p>78.787</text:p>
          </table:table-cell>
          <table:table-cell office:value-type="percentage" office:value="0.9404034375746001" table:style-name="ce7">
            <text:p>94,0%</text:p>
          </table:table-cell>
          <table:table-cell office:value-type="float" office:value="47682" table:style-name="ce5">
            <text:p>47.682</text:p>
          </table:table-cell>
          <table:table-cell office:value-type="float" office:value="35383" table:style-name="ce5">
            <text:p>35.383</text:p>
          </table:table-cell>
          <table:table-cell office:value-type="date" office:date-value="2021-07-09T00:00:00" table:style-name="ce8">
            <text:p>0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54630" table:style-name="ce5">
            <text:p>54.630</text:p>
          </table:table-cell>
          <table:table-cell office:value-type="float" office:value="7800" table:style-name="ce5">
            <text:p>7.800</text:p>
          </table:table-cell>
          <table:table-cell office:value-type="float" office:value="15100" table:style-name="ce5">
            <text:p>15.100</text:p>
          </table:table-cell>
          <table:table-cell office:value-type="float" office:value="4250" table:style-name="ce5">
            <text:p>4.250</text:p>
          </table:table-cell>
          <table:table-cell office:value-type="float" office:value="81780" table:style-name="ce6">
            <text:p>81.780</text:p>
          </table:table-cell>
          <table:table-cell office:value-type="float" office:value="73230" table:style-name="ce6">
            <text:p>73.230</text:p>
          </table:table-cell>
          <table:table-cell office:value-type="percentage" office:value="0.89545121056493027" table:style-name="ce7">
            <text:p>89,5%</text:p>
          </table:table-cell>
          <table:table-cell office:value-type="float" office:value="45270" table:style-name="ce5">
            <text:p>45.270</text:p>
          </table:table-cell>
          <table:table-cell office:value-type="float" office:value="34021" table:style-name="ce5">
            <text:p>34.021</text:p>
          </table:table-cell>
          <table:table-cell office:value-type="date" office:date-value="2021-07-09T00:00:00" table:style-name="ce8">
            <text:p>0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55123" table:style-name="ce6">
            <text:p>155.123</text:p>
          </table:table-cell>
          <table:table-cell office:value-type="percentage" office:value="0.90825682701765886" table:style-name="ce7">
            <text:p>90,8%</text:p>
          </table:table-cell>
          <table:table-cell office:value-type="float" office:value="86229" table:style-name="ce5">
            <text:p>86.229</text:p>
          </table:table-cell>
          <table:table-cell office:value-type="float" office:value="69897" table:style-name="ce5">
            <text:p>69.897</text:p>
          </table:table-cell>
          <table:table-cell office:value-type="date" office:date-value="2021-07-09T00:00:00" table:style-name="ce8">
            <text:p>0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5630" table:style-name="ce6">
            <text:p>5.630</text:p>
          </table:table-cell>
          <table:table-cell office:value-type="float" office:value="2598" table:style-name="ce6">
            <text:p>2.598</text:p>
          </table:table-cell>
          <table:table-cell office:value-type="percentage" office:value="0.46145648312611015" table:style-name="ce7">
            <text:p>46,1%</text:p>
          </table:table-cell>
          <table:table-cell office:value-type="float" office:value="2195" table:style-name="ce5">
            <text:p>2.195</text:p>
          </table:table-cell>
          <table:table-cell office:value-type="float" office:value="1553" table:style-name="ce5">
            <text:p>1.553</text:p>
          </table:table-cell>
          <table:table-cell office:value-type="date" office:date-value="2021-07-09T00:00:00" table:style-name="ce8">
            <text:p>0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4126737" table:style-name="ce11">
            <text:p>34.126.737</text:p>
          </table:table-cell>
          <table:table-cell office:value-type="float" office:value="4753770" table:style-name="ce12">
            <text:p>4.753.770</text:p>
          </table:table-cell>
          <table:table-cell office:value-type="float" office:value="10387100" table:style-name="ce13">
            <text:p>10.387.100</text:p>
          </table:table-cell>
          <table:table-cell office:value-type="float" office:value="2059535" table:style-name="ce14">
            <text:p>2.059.535</text:p>
          </table:table-cell>
          <table:table-cell office:value-type="float" office:value="51327142" table:style-name="ce15">
            <text:p>51.327.142</text:p>
          </table:table-cell>
          <table:table-cell office:value-type="float" office:value="47777316" table:style-name="ce15">
            <text:p>47.777.316</text:p>
          </table:table-cell>
          <table:table-cell office:value-type="percentage" office:value="0.93083920394398734" table:style-name="ce16">
            <text:p>93,1%</text:p>
          </table:table-cell>
          <table:table-cell office:value-type="float" office:value="27994332" table:style-name="ce15">
            <text:p>27.994.332</text:p>
          </table:table-cell>
          <table:table-cell office:value-type="float" office:value="21789996" table:style-name="ce15">
            <text:p>21.789.996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235002" table:style-name="ce23">
            <text:p>4.235.002</text:p>
          </table:table-cell>
          <table:table-cell office:value-type="percentage" office:value="0.91465189574744299" table:style-name="ce24">
            <text:p>91,5%</text:p>
          </table:table-cell>
          <table:table-cell office:value-type="float" office:value="3508725" table:style-name="ce23">
            <text:p>3.508.725</text:p>
          </table:table-cell>
          <table:table-cell office:value-type="percentage" office:value="0.7577946770524423" table:style-name="ce24">
            <text:p>75,8%</text:p>
          </table:table-cell>
          <table:table-cell office:value-type="date" office:date-value="2021-07-11T00:00:00" table:style-name="ce25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13126" table:style-name="ce5">
            <text:p>713.126</text:p>
          </table:table-cell>
          <table:table-cell office:value-type="percentage" office:value="0.90574314970190695" table:style-name="ce26">
            <text:p>90,6%</text:p>
          </table:table-cell>
          <table:table-cell office:value-type="float" office:value="591459" table:style-name="ce5">
            <text:p>591.459</text:p>
          </table:table-cell>
          <table:table-cell office:value-type="percentage" office:value="0.75121358298469021" table:style-name="ce26">
            <text:p>75,1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25717" table:style-name="ce5">
            <text:p>625.717</text:p>
          </table:table-cell>
          <table:table-cell office:value-type="percentage" office:value="0.92511735527414929" table:style-name="ce26">
            <text:p>92,5%</text:p>
          </table:table-cell>
          <table:table-cell office:value-type="float" office:value="548007" table:style-name="ce5">
            <text:p>548.007</text:p>
          </table:table-cell>
          <table:table-cell office:value-type="percentage" office:value="0.81022376971014176" table:style-name="ce26">
            <text:p>81,0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12542" table:style-name="ce5">
            <text:p>512.542</text:p>
          </table:table-cell>
          <table:table-cell office:value-type="percentage" office:value="0.82767118067106116" table:style-name="ce26">
            <text:p>82,8%</text:p>
          </table:table-cell>
          <table:table-cell office:value-type="float" office:value="441604" table:style-name="ce5">
            <text:p>441.604</text:p>
          </table:table-cell>
          <table:table-cell office:value-type="percentage" office:value="0.71311795729728156" table:style-name="ce26">
            <text:p>71,3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21143" table:style-name="ce5">
            <text:p>1.021.143</text:p>
          </table:table-cell>
          <table:table-cell office:value-type="percentage" office:value="0.83817384131101247" table:style-name="ce26">
            <text:p>83,8%</text:p>
          </table:table-cell>
          <table:table-cell office:value-type="float" office:value="827613" table:style-name="ce5">
            <text:p>827.613</text:p>
          </table:table-cell>
          <table:table-cell office:value-type="percentage" office:value="0.67932068998066975" table:style-name="ce26">
            <text:p>67,9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29857" table:style-name="ce5">
            <text:p>329.857</text:p>
          </table:table-cell>
          <table:table-cell office:value-type="percentage" office:value="0.91834592662297532" table:style-name="ce26">
            <text:p>91,8%</text:p>
          </table:table-cell>
          <table:table-cell office:value-type="float" office:value="259718" table:style-name="ce5">
            <text:p>259.718</text:p>
          </table:table-cell>
          <table:table-cell office:value-type="percentage" office:value="0.72307383918081436" table:style-name="ce26">
            <text:p>72,3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09231" table:style-name="ce5">
            <text:p>1.409.231</text:p>
          </table:table-cell>
          <table:table-cell office:value-type="percentage" office:value="0.91979033001288413" table:style-name="ce26">
            <text:p>92,0%</text:p>
          </table:table-cell>
          <table:table-cell office:value-type="float" office:value="1190515" table:style-name="ce5">
            <text:p>1.190.515</text:p>
          </table:table-cell>
          <table:table-cell office:value-type="percentage" office:value="0.77703668506816037" table:style-name="ce26">
            <text:p>77,7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50736" table:style-name="ce5">
            <text:p>1.050.736</text:p>
          </table:table-cell>
          <table:table-cell office:value-type="percentage" office:value="0.91303085968116704" table:style-name="ce26">
            <text:p>91,3%</text:p>
          </table:table-cell>
          <table:table-cell office:value-type="float" office:value="860527" table:style-name="ce5">
            <text:p>860.527</text:p>
          </table:table-cell>
          <table:table-cell office:value-type="percentage" office:value="0.74774986922391129" table:style-name="ce26">
            <text:p>74,8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768716" table:style-name="ce5">
            <text:p>3.768.716</text:p>
          </table:table-cell>
          <table:table-cell office:value-type="percentage" office:value="0.87065330717249223" table:style-name="ce26">
            <text:p>87,1%</text:p>
          </table:table-cell>
          <table:table-cell office:value-type="float" office:value="3292285" table:style-name="ce5">
            <text:p>3.292.285</text:p>
          </table:table-cell>
          <table:table-cell office:value-type="percentage" office:value="0.76058764401573065" table:style-name="ce26">
            <text:p>76,1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26477" table:style-name="ce5">
            <text:p>2.626.477</text:p>
          </table:table-cell>
          <table:table-cell office:value-type="percentage" office:value="0.90598069776819457" table:style-name="ce26">
            <text:p>90,6%</text:p>
          </table:table-cell>
          <table:table-cell office:value-type="float" office:value="2113637" table:style-name="ce5">
            <text:p>2.113.637</text:p>
          </table:table-cell>
          <table:table-cell office:value-type="percentage" office:value="0.72908094153829384" table:style-name="ce26">
            <text:p>72,9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96535" table:style-name="ce5">
            <text:p>596.535</text:p>
          </table:table-cell>
          <table:table-cell office:value-type="percentage" office:value="0.95923220901512818" table:style-name="ce26">
            <text:p>95,9%</text:p>
          </table:table-cell>
          <table:table-cell office:value-type="float" office:value="514783" table:style-name="ce5">
            <text:p>514.783</text:p>
          </table:table-cell>
          <table:table-cell office:value-type="percentage" office:value="0.82777445456416587" table:style-name="ce26">
            <text:p>82,8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19116" table:style-name="ce5">
            <text:p>1.619.116</text:p>
          </table:table-cell>
          <table:table-cell office:value-type="percentage" office:value="0.94129123813078419" table:style-name="ce26">
            <text:p>94,1%</text:p>
          </table:table-cell>
          <table:table-cell office:value-type="float" office:value="1411347" table:style-name="ce5">
            <text:p>1.411.347</text:p>
          </table:table-cell>
          <table:table-cell office:value-type="percentage" office:value="0.82050240073111991" table:style-name="ce26">
            <text:p>82,1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67899" table:style-name="ce5">
            <text:p>167.899</text:p>
          </table:table-cell>
          <table:table-cell office:value-type="percentage" office:value="0.88995075823832159" table:style-name="ce26">
            <text:p>89,0%</text:p>
          </table:table-cell>
          <table:table-cell office:value-type="float" office:value="144621" table:style-name="ce5">
            <text:p>144.621</text:p>
          </table:table-cell>
          <table:table-cell office:value-type="percentage" office:value="0.76656542687677898" table:style-name="ce26">
            <text:p>76,7%</text:p>
          </table:table-cell>
          <table:table-cell office:value-type="date" office:date-value="2021-07-10T00:00:00" table:style-name="ce8">
            <text:p>1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278298" table:style-name="ce5">
            <text:p>3.278.298</text:p>
          </table:table-cell>
          <table:table-cell office:value-type="percentage" office:value="0.87836335966219037" table:style-name="ce26">
            <text:p>87,8%</text:p>
          </table:table-cell>
          <table:table-cell office:value-type="float" office:value="2573241" table:style-name="ce5">
            <text:p>2.573.241</text:p>
          </table:table-cell>
          <table:table-cell office:value-type="percentage" office:value="0.68945550708950021" table:style-name="ce26">
            <text:p>68,9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16354" table:style-name="ce5">
            <text:p>716.354</text:p>
          </table:table-cell>
          <table:table-cell office:value-type="percentage" office:value="0.9102430520259418" table:style-name="ce26">
            <text:p>91,0%</text:p>
          </table:table-cell>
          <table:table-cell office:value-type="float" office:value="597174" table:style-name="ce5">
            <text:p>597.174</text:p>
          </table:table-cell>
          <table:table-cell office:value-type="percentage" office:value="0.75880568036269747" table:style-name="ce26">
            <text:p>75,9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4153" table:style-name="ce5">
            <text:p>344.153</text:p>
          </table:table-cell>
          <table:table-cell office:value-type="percentage" office:value="0.9165241892100624" table:style-name="ce26">
            <text:p>91,7%</text:p>
          </table:table-cell>
          <table:table-cell office:value-type="float" office:value="297043" table:style-name="ce5">
            <text:p>297.043</text:p>
          </table:table-cell>
          <table:table-cell office:value-type="percentage" office:value="0.79106413349738214" table:style-name="ce26">
            <text:p>79,1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38155" table:style-name="ce5">
            <text:p>1.238.155</text:p>
          </table:table-cell>
          <table:table-cell office:value-type="percentage" office:value="0.91494243530437613" table:style-name="ce26">
            <text:p>91,5%</text:p>
          </table:table-cell>
          <table:table-cell office:value-type="float" office:value="993163" table:style-name="ce5">
            <text:p>993.163</text:p>
          </table:table-cell>
          <table:table-cell office:value-type="percentage" office:value="0.73390405391425151" table:style-name="ce26">
            <text:p>73,4%</text:p>
          </table:table-cell>
          <table:table-cell office:value-type="date" office:date-value="2021-07-11T00:00:00" table:style-name="ce8">
            <text:p>1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796" table:style-name="ce5">
            <text:p>32.796</text:p>
          </table:table-cell>
          <table:table-cell office:value-type="percentage" office:value="0.84139771152958076" table:style-name="ce26">
            <text:p>84,1%</text:p>
          </table:table-cell>
          <table:table-cell office:value-type="float" office:value="29394" table:style-name="ce5">
            <text:p>29.394</text:p>
          </table:table-cell>
          <table:table-cell office:value-type="percentage" office:value="0.75411770742470108" table:style-name="ce26">
            <text:p>75,4%</text:p>
          </table:table-cell>
          <table:table-cell office:value-type="date" office:date-value="2021-07-09T00:00:00" table:style-name="ce8">
            <text:p>0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200" table:style-name="ce5">
            <text:p>30.200</text:p>
          </table:table-cell>
          <table:table-cell office:value-type="percentage" office:value="0.81128274009402279" table:style-name="ce26">
            <text:p>81,1%</text:p>
          </table:table-cell>
          <table:table-cell office:value-type="float" office:value="28108" table:style-name="ce5">
            <text:p>28.108</text:p>
          </table:table-cell>
          <table:table-cell office:value-type="percentage" office:value="0.75508394895903286" table:style-name="ce26">
            <text:p>75,5%</text:p>
          </table:table-cell>
          <table:table-cell office:value-type="date" office:date-value="2021-07-09T00:00:00" table:style-name="ce8">
            <text:p>0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674" table:style-name="ce5">
            <text:p>33.674</text:p>
          </table:table-cell>
          <table:table-cell office:value-type="string" table:style-name="ce26">
            <text:p>-</text:p>
          </table:table-cell>
          <table:table-cell office:value-type="float" office:value="29087" table:style-name="ce5">
            <text:p>29.087</text:p>
          </table:table-cell>
          <table:table-cell office:value-type="string" table:style-name="ce26">
            <text:p>-</text:p>
          </table:table-cell>
          <table:table-cell office:value-type="date" office:date-value="2021-07-09T00:00:00" table:style-name="ce8">
            <text:p>0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079" table:style-name="ce5">
            <text:p>1.079</text:p>
          </table:table-cell>
          <table:table-cell office:value-type="string" table:style-name="ce26">
            <text:p>-</text:p>
          </table:table-cell>
          <table:table-cell office:value-type="float" office:value="884" table:style-name="ce5">
            <text:p>884</text:p>
          </table:table-cell>
          <table:table-cell office:value-type="string" table:style-name="ce26">
            <text:p>-</text:p>
          </table:table-cell>
          <table:table-cell office:value-type="date" office:date-value="2021-07-09T00:00:00" table:style-name="ce8">
            <text:p>0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350806" table:style-name="ce15">
            <text:p>24.350.806</text:p>
          </table:table-cell>
          <table:table-cell office:value-type="percentage" office:value="0.90001174596573386" table:style-name="ce16">
            <text:p>90,0%</text:p>
          </table:table-cell>
          <table:table-cell office:value-type="float" office:value="20252935" table:style-name="ce15">
            <text:p>20.252.935</text:p>
          </table:table-cell>
          <table:table-cell office:value-type="percentage" office:value="0.74855343146672515" table:style-name="ce16">
            <text:p>74,9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071" table:style-name="ce35">
            <text:p>432.071</text:p>
          </table:table-cell>
          <table:table-cell office:value-type="percentage" office:value="1" table:style-name="ce36">
            <text:p>100,0%</text:p>
          </table:table-cell>
          <table:table-cell office:value-type="float" office:value="648772" table:style-name="ce35">
            <text:p>648.772</text:p>
          </table:table-cell>
          <table:table-cell office:value-type="percentage" office:value="0.99752606549084311" table:style-name="ce36">
            <text:p>99,8%</text:p>
          </table:table-cell>
          <table:table-cell office:value-type="float" office:value="892285" table:style-name="ce35">
            <text:p>892.285</text:p>
          </table:table-cell>
          <table:table-cell office:value-type="percentage" office:value="0.9739539615367403" table:style-name="ce36">
            <text:p>97,4%</text:p>
          </table:table-cell>
          <table:table-cell office:value-type="float" office:value="1151051" table:style-name="ce35">
            <text:p>1.151.051</text:p>
          </table:table-cell>
          <table:table-cell office:value-type="percentage" office:value="0.90990663396101723" table:style-name="ce36">
            <text:p>91,0%</text:p>
          </table:table-cell>
          <table:table-cell office:value-type="float" office:value="1110823" table:style-name="ce35">
            <text:p>1.110.823</text:p>
          </table:table-cell>
          <table:table-cell office:value-type="percentage" office:value="0.80197225643521042" table:style-name="ce36">
            <text:p>80,2%</text:p>
          </table:table-cell>
          <table:table-cell office:value-type="float" office:value="566452" table:style-name="ce35">
            <text:p>566.452</text:p>
          </table:table-cell>
          <table:table-cell office:value-type="percentage" office:value="0.49679315428554388" table:style-name="ce36">
            <text:p>49,7%</text:p>
          </table:table-cell>
          <table:table-cell office:value-type="float" office:value="121882" table:style-name="ce35">
            <text:p>121.882</text:p>
          </table:table-cell>
          <table:table-cell office:value-type="percentage" office:value="0.13124332380000689" table:style-name="ce36">
            <text:p>13,1%</text:p>
          </table:table-cell>
          <table:table-cell office:value-type="float" office:value="6483" table:style-name="ce35">
            <text:p>6.483</text:p>
          </table:table-cell>
          <table:table-cell office:value-type="percentage" office:value="8.6106252166602247E-3" table:style-name="ce36">
            <text:p>0,9%</text:p>
          </table:table-cell>
          <table:table-cell office:value-type="float" office:value="4929819" table:style-name="ce35">
            <text:p>4.929.819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6154529503923454" table:style-name="ce36">
            <text:p>6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21" table:style-name="ce38">
            <text:p>100.821</text:p>
          </table:table-cell>
          <table:table-cell office:value-type="percentage" office:value="1" table:style-name="ce39">
            <text:p>100,0%</text:p>
          </table:table-cell>
          <table:table-cell office:value-type="float" office:value="118335" table:style-name="ce38">
            <text:p>118.335</text:p>
          </table:table-cell>
          <table:table-cell office:value-type="percentage" office:value="0.99478794502122647" table:style-name="ce39">
            <text:p>99,5%</text:p>
          </table:table-cell>
          <table:table-cell office:value-type="float" office:value="149815" table:style-name="ce38">
            <text:p>149.815</text:p>
          </table:table-cell>
          <table:table-cell office:value-type="percentage" office:value="0.95809857578645108" table:style-name="ce39">
            <text:p>95,8%</text:p>
          </table:table-cell>
          <table:table-cell office:value-type="float" office:value="175636" table:style-name="ce38">
            <text:p>175.636</text:p>
          </table:table-cell>
          <table:table-cell office:value-type="percentage" office:value="0.88586040975255465" table:style-name="ce39">
            <text:p>88,6%</text:p>
          </table:table-cell>
          <table:table-cell office:value-type="float" office:value="168519" table:style-name="ce38">
            <text:p>168.519</text:p>
          </table:table-cell>
          <table:table-cell office:value-type="percentage" office:value="0.78401715803724703" table:style-name="ce39">
            <text:p>78,4%</text:p>
          </table:table-cell>
          <table:table-cell office:value-type="float" office:value="70795" table:style-name="ce38">
            <text:p>70.795</text:p>
          </table:table-cell>
          <table:table-cell office:value-type="percentage" office:value="0.43092533752115214" table:style-name="ce39">
            <text:p>43,1%</text:p>
          </table:table-cell>
          <table:table-cell office:value-type="float" office:value="21917" table:style-name="ce38">
            <text:p>21.917</text:p>
          </table:table-cell>
          <table:table-cell office:value-type="percentage" office:value="0.16807386446422956" table:style-name="ce39">
            <text:p>16,8%</text:p>
          </table:table-cell>
          <table:table-cell office:value-type="float" office:value="4134" table:style-name="ce38">
            <text:p>4.134</text:p>
          </table:table-cell>
          <table:table-cell office:value-type="percentage" office:value="4.009349329350493E-2" table:style-name="ce39">
            <text:p>4,0%</text:p>
          </table:table-cell>
          <table:table-cell office:value-type="float" office:value="809972" table:style-name="ce38">
            <text:p>809.972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8344339121145792" table:style-name="ce39">
            <text:p>6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582" table:style-name="ce38">
            <text:p>88.582</text:p>
          </table:table-cell>
          <table:table-cell office:value-type="percentage" office:value="1" table:style-name="ce39">
            <text:p>100,0%</text:p>
          </table:table-cell>
          <table:table-cell office:value-type="float" office:value="113700" table:style-name="ce38">
            <text:p>113.700</text:p>
          </table:table-cell>
          <table:table-cell office:value-type="percentage" office:value="1" table:style-name="ce39">
            <text:p>100,0%</text:p>
          </table:table-cell>
          <table:table-cell office:value-type="float" office:value="143392" table:style-name="ce38">
            <text:p>143.392</text:p>
          </table:table-cell>
          <table:table-cell office:value-type="percentage" office:value="0.95816962018549701" table:style-name="ce39">
            <text:p>95,8%</text:p>
          </table:table-cell>
          <table:table-cell office:value-type="float" office:value="145363" table:style-name="ce38">
            <text:p>145.363</text:p>
          </table:table-cell>
          <table:table-cell office:value-type="percentage" office:value="0.89374404377632266" table:style-name="ce39">
            <text:p>89,4%</text:p>
          </table:table-cell>
          <table:table-cell office:value-type="float" office:value="134680" table:style-name="ce38">
            <text:p>134.680</text:p>
          </table:table-cell>
          <table:table-cell office:value-type="percentage" office:value="0.80650087129400638" table:style-name="ce39">
            <text:p>80,7%</text:p>
          </table:table-cell>
          <table:table-cell office:value-type="float" office:value="50274" table:style-name="ce38">
            <text:p>50.274</text:p>
          </table:table-cell>
          <table:table-cell office:value-type="percentage" office:value="0.43926221701863677" table:style-name="ce39">
            <text:p>43,9%</text:p>
          </table:table-cell>
          <table:table-cell office:value-type="float" office:value="10512" table:style-name="ce38">
            <text:p>10.512</text:p>
          </table:table-cell>
          <table:table-cell office:value-type="percentage" office:value="0.13287659111880776" table:style-name="ce39">
            <text:p>13,3%</text:p>
          </table:table-cell>
          <table:table-cell office:value-type="float" office:value="636" table:style-name="ce38">
            <text:p>636</text:p>
          </table:table-cell>
          <table:table-cell office:value-type="percentage" office:value="9.9375000000000002E-3" table:style-name="ce39">
            <text:p>1,0%</text:p>
          </table:table-cell>
          <table:table-cell office:value-type="float" office:value="687139" table:style-name="ce38">
            <text:p>687.13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3575236608428707" table:style-name="ce39">
            <text:p>7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824" table:style-name="ce38">
            <text:p>50.824</text:p>
          </table:table-cell>
          <table:table-cell office:value-type="percentage" office:value="1" table:style-name="ce39">
            <text:p>100,0%</text:p>
          </table:table-cell>
          <table:table-cell office:value-type="float" office:value="77769" table:style-name="ce38">
            <text:p>77.769</text:p>
          </table:table-cell>
          <table:table-cell office:value-type="percentage" office:value="0.96588255750409857" table:style-name="ce39">
            <text:p>96,6%</text:p>
          </table:table-cell>
          <table:table-cell office:value-type="float" office:value="102819" table:style-name="ce38">
            <text:p>102.819</text:p>
          </table:table-cell>
          <table:table-cell office:value-type="percentage" office:value="0.87706323412749188" table:style-name="ce39">
            <text:p>87,7%</text:p>
          </table:table-cell>
          <table:table-cell office:value-type="float" office:value="137617" table:style-name="ce38">
            <text:p>137.617</text:p>
          </table:table-cell>
          <table:table-cell office:value-type="percentage" office:value="0.83003311278249903" table:style-name="ce39">
            <text:p>83,0%</text:p>
          </table:table-cell>
          <table:table-cell office:value-type="float" office:value="143513" table:style-name="ce38">
            <text:p>143.513</text:p>
          </table:table-cell>
          <table:table-cell office:value-type="percentage" office:value="0.69608385231748249" table:style-name="ce39">
            <text:p>69,6%</text:p>
          </table:table-cell>
          <table:table-cell office:value-type="float" office:value="82170" table:style-name="ce38">
            <text:p>82.170</text:p>
          </table:table-cell>
          <table:table-cell office:value-type="percentage" office:value="0.45102010571555601" table:style-name="ce39">
            <text:p>45,1%</text:p>
          </table:table-cell>
          <table:table-cell office:value-type="float" office:value="44924" table:style-name="ce38">
            <text:p>44.924</text:p>
          </table:table-cell>
          <table:table-cell office:value-type="percentage" office:value="0.32567310898783547" table:style-name="ce39">
            <text:p>32,6%</text:p>
          </table:table-cell>
          <table:table-cell office:value-type="float" office:value="14217" table:style-name="ce38">
            <text:p>14.217</text:p>
          </table:table-cell>
          <table:table-cell office:value-type="percentage" office:value="0.14890029325513196" table:style-name="ce39">
            <text:p>14,9%</text:p>
          </table:table-cell>
          <table:table-cell office:value-type="float" office:value="653853" table:style-name="ce38">
            <text:p>653.85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3182321979539402" table:style-name="ce39">
            <text:p>6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713" table:style-name="ce38">
            <text:p>91.713</text:p>
          </table:table-cell>
          <table:table-cell office:value-type="percentage" office:value="1" table:style-name="ce39">
            <text:p>100,0%</text:p>
          </table:table-cell>
          <table:table-cell office:value-type="float" office:value="148523" table:style-name="ce38">
            <text:p>148.523</text:p>
          </table:table-cell>
          <table:table-cell office:value-type="percentage" office:value="0.96112106955885879" table:style-name="ce39">
            <text:p>96,1%</text:p>
          </table:table-cell>
          <table:table-cell office:value-type="float" office:value="212167" table:style-name="ce38">
            <text:p>212.167</text:p>
          </table:table-cell>
          <table:table-cell office:value-type="percentage" office:value="0.90248498460177295" table:style-name="ce39">
            <text:p>90,2%</text:p>
          </table:table-cell>
          <table:table-cell office:value-type="float" office:value="298067" table:style-name="ce38">
            <text:p>298.067</text:p>
          </table:table-cell>
          <table:table-cell office:value-type="percentage" office:value="0.8503760213630347" table:style-name="ce39">
            <text:p>85,0%</text:p>
          </table:table-cell>
          <table:table-cell office:value-type="float" office:value="270673" table:style-name="ce38">
            <text:p>270.673</text:p>
          </table:table-cell>
          <table:table-cell office:value-type="percentage" office:value="0.6977474969323888" table:style-name="ce39">
            <text:p>69,8%</text:p>
          </table:table-cell>
          <table:table-cell office:value-type="float" office:value="161606" table:style-name="ce38">
            <text:p>161.606</text:p>
          </table:table-cell>
          <table:table-cell office:value-type="percentage" office:value="0.51974373982903121" table:style-name="ce39">
            <text:p>52,0%</text:p>
          </table:table-cell>
          <table:table-cell office:value-type="float" office:value="48966" table:style-name="ce38">
            <text:p>48.966</text:p>
          </table:table-cell>
          <table:table-cell office:value-type="percentage" office:value="0.19450402783736118" table:style-name="ce39">
            <text:p>19,5%</text:p>
          </table:table-cell>
          <table:table-cell office:value-type="float" office:value="6305" table:style-name="ce38">
            <text:p>6.305</text:p>
          </table:table-cell>
          <table:table-cell office:value-type="percentage" office:value="3.5067325928686242E-2" table:style-name="ce39">
            <text:p>3,5%</text:p>
          </table:table-cell>
          <table:table-cell office:value-type="float" office:value="1238020" table:style-name="ce38">
            <text:p>1.238.020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313935211299212" table:style-name="ce39">
            <text:p>63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38" table:style-name="ce38">
            <text:p>42.238</text:p>
          </table:table-cell>
          <table:table-cell office:value-type="percentage" office:value="1" table:style-name="ce39">
            <text:p>100,0%</text:p>
          </table:table-cell>
          <table:table-cell office:value-type="float" office:value="55743" table:style-name="ce38">
            <text:p>55.743</text:p>
          </table:table-cell>
          <table:table-cell office:value-type="percentage" office:value="1" table:style-name="ce39">
            <text:p>100,0%</text:p>
          </table:table-cell>
          <table:table-cell office:value-type="float" office:value="74562" table:style-name="ce38">
            <text:p>74.562</text:p>
          </table:table-cell>
          <table:table-cell office:value-type="percentage" office:value="0.96401835929924362" table:style-name="ce39">
            <text:p>96,4%</text:p>
          </table:table-cell>
          <table:table-cell office:value-type="float" office:value="80725" table:style-name="ce38">
            <text:p>80.725</text:p>
          </table:table-cell>
          <table:table-cell office:value-type="percentage" office:value="0.89730336579076075" table:style-name="ce39">
            <text:p>89,7%</text:p>
          </table:table-cell>
          <table:table-cell office:value-type="float" office:value="76589" table:style-name="ce38">
            <text:p>76.589</text:p>
          </table:table-cell>
          <table:table-cell office:value-type="percentage" office:value="0.78336691589358587" table:style-name="ce39">
            <text:p>78,3%</text:p>
          </table:table-cell>
          <table:table-cell office:value-type="float" office:value="12194" table:style-name="ce38">
            <text:p>12.194</text:p>
          </table:table-cell>
          <table:table-cell office:value-type="percentage" office:value="0.1730308061243313" table:style-name="ce39">
            <text:p>17,3%</text:p>
          </table:table-cell>
          <table:table-cell office:value-type="float" office:value="5693" table:style-name="ce38">
            <text:p>5.693</text:p>
          </table:table-cell>
          <table:table-cell office:value-type="percentage" office:value="0.11272151272151272" table:style-name="ce39">
            <text:p>11,3%</text:p>
          </table:table-cell>
          <table:table-cell office:value-type="float" office:value="288" table:style-name="ce38">
            <text:p>288</text:p>
          </table:table-cell>
          <table:table-cell office:value-type="percentage" office:value="6.5509633100561838E-3" table:style-name="ce39">
            <text:p>0,7%</text:p>
          </table:table-cell>
          <table:table-cell office:value-type="float" office:value="348032" table:style-name="ce38">
            <text:p>348.03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6402226941180287" table:style-name="ce39">
            <text:p>6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559" table:style-name="ce38">
            <text:p>228.559</text:p>
          </table:table-cell>
          <table:table-cell office:value-type="percentage" office:value="1" table:style-name="ce39">
            <text:p>100,0%</text:p>
          </table:table-cell>
          <table:table-cell office:value-type="float" office:value="248944" table:style-name="ce38">
            <text:p>248.944</text:p>
          </table:table-cell>
          <table:table-cell office:value-type="percentage" office:value="1" table:style-name="ce39">
            <text:p>100,0%</text:p>
          </table:table-cell>
          <table:table-cell office:value-type="float" office:value="309905" table:style-name="ce38">
            <text:p>309.905</text:p>
          </table:table-cell>
          <table:table-cell office:value-type="percentage" office:value="0.97278505846347019" table:style-name="ce39">
            <text:p>97,3%</text:p>
          </table:table-cell>
          <table:table-cell office:value-type="float" office:value="337116" table:style-name="ce38">
            <text:p>337.116</text:p>
          </table:table-cell>
          <table:table-cell office:value-type="percentage" office:value="0.88441267134518264" table:style-name="ce39">
            <text:p>88,4%</text:p>
          </table:table-cell>
          <table:table-cell office:value-type="float" office:value="284707" table:style-name="ce38">
            <text:p>284.707</text:p>
          </table:table-cell>
          <table:table-cell office:value-type="percentage" office:value="0.78365835867934652" table:style-name="ce39">
            <text:p>78,4%</text:p>
          </table:table-cell>
          <table:table-cell office:value-type="float" office:value="64663" table:style-name="ce38">
            <text:p>64.663</text:p>
          </table:table-cell>
          <table:table-cell office:value-type="percentage" office:value="0.24147537371677813" table:style-name="ce39">
            <text:p>24,1%</text:p>
          </table:table-cell>
          <table:table-cell office:value-type="float" office:value="26620" table:style-name="ce38">
            <text:p>26.620</text:p>
          </table:table-cell>
          <table:table-cell office:value-type="percentage" office:value="0.12615755002227425" table:style-name="ce39">
            <text:p>12,6%</text:p>
          </table:table-cell>
          <table:table-cell office:value-type="float" office:value="1239" table:style-name="ce38">
            <text:p>1.239</text:p>
          </table:table-cell>
          <table:table-cell office:value-type="percentage" office:value="7.4935588053852012E-3" table:style-name="ce39">
            <text:p>0,7%</text:p>
          </table:table-cell>
          <table:table-cell office:value-type="float" office:value="1501753" table:style-name="ce38">
            <text:p>1.501.753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9006360933218702" table:style-name="ce39">
            <text:p>6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26" table:style-name="ce38">
            <text:p>137.426</text:p>
          </table:table-cell>
          <table:table-cell office:value-type="percentage" office:value="1" table:style-name="ce39">
            <text:p>100,0%</text:p>
          </table:table-cell>
          <table:table-cell office:value-type="float" office:value="157441" table:style-name="ce38">
            <text:p>157.441</text:p>
          </table:table-cell>
          <table:table-cell office:value-type="percentage" office:value="0.98956637607557463" table:style-name="ce39">
            <text:p>99,0%</text:p>
          </table:table-cell>
          <table:table-cell office:value-type="float" office:value="214785" table:style-name="ce38">
            <text:p>214.785</text:p>
          </table:table-cell>
          <table:table-cell office:value-type="percentage" office:value="0.98324971159656482" table:style-name="ce39">
            <text:p>98,3%</text:p>
          </table:table-cell>
          <table:table-cell office:value-type="float" office:value="276463" table:style-name="ce38">
            <text:p>276.463</text:p>
          </table:table-cell>
          <table:table-cell office:value-type="percentage" office:value="0.89913099473783487" table:style-name="ce39">
            <text:p>89,9%</text:p>
          </table:table-cell>
          <table:table-cell office:value-type="float" office:value="264621" table:style-name="ce38">
            <text:p>264.621</text:p>
          </table:table-cell>
          <table:table-cell office:value-type="percentage" office:value="0.80041439179685725" table:style-name="ce39">
            <text:p>80,0%</text:p>
          </table:table-cell>
          <table:table-cell office:value-type="float" office:value="148807" table:style-name="ce38">
            <text:p>148.807</text:p>
          </table:table-cell>
          <table:table-cell office:value-type="percentage" office:value="0.5596330965284072" table:style-name="ce39">
            <text:p>56,0%</text:p>
          </table:table-cell>
          <table:table-cell office:value-type="float" office:value="43730" table:style-name="ce38">
            <text:p>43.730</text:p>
          </table:table-cell>
          <table:table-cell office:value-type="percentage" office:value="0.20051446886362906" table:style-name="ce39">
            <text:p>20,1%</text:p>
          </table:table-cell>
          <table:table-cell office:value-type="float" office:value="1525" table:style-name="ce38">
            <text:p>1.525</text:p>
          </table:table-cell>
          <table:table-cell office:value-type="percentage" office:value="8.7657784011220194E-3" table:style-name="ce39">
            <text:p>0,9%</text:p>
          </table:table-cell>
          <table:table-cell office:value-type="float" office:value="1244798" table:style-name="ce38">
            <text:p>1.244.798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8819604773151466" table:style-name="ce39">
            <text:p>6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988" table:style-name="ce38">
            <text:p>455.988</text:p>
          </table:table-cell>
          <table:table-cell office:value-type="percentage" office:value="1" table:style-name="ce39">
            <text:p>100,0%</text:p>
          </table:table-cell>
          <table:table-cell office:value-type="float" office:value="612023" table:style-name="ce38">
            <text:p>612.023</text:p>
          </table:table-cell>
          <table:table-cell office:value-type="percentage" office:value="0.96337274827953134" table:style-name="ce39">
            <text:p>96,3%</text:p>
          </table:table-cell>
          <table:table-cell office:value-type="float" office:value="765398" table:style-name="ce38">
            <text:p>765.398</text:p>
          </table:table-cell>
          <table:table-cell office:value-type="percentage" office:value="0.91381640527994801" table:style-name="ce39">
            <text:p>91,4%</text:p>
          </table:table-cell>
          <table:table-cell office:value-type="float" office:value="952638" table:style-name="ce38">
            <text:p>952.638</text:p>
          </table:table-cell>
          <table:table-cell office:value-type="percentage" office:value="0.87255491032991994" table:style-name="ce39">
            <text:p>87,3%</text:p>
          </table:table-cell>
          <table:table-cell office:value-type="float" office:value="982669" table:style-name="ce38">
            <text:p>982.669</text:p>
          </table:table-cell>
          <table:table-cell office:value-type="percentage" office:value="0.74628081913491884" table:style-name="ce39">
            <text:p>74,6%</text:p>
          </table:table-cell>
          <table:table-cell office:value-type="float" office:value="495378" table:style-name="ce38">
            <text:p>495.378</text:p>
          </table:table-cell>
          <table:table-cell office:value-type="percentage" office:value="0.47420384970305901" table:style-name="ce39">
            <text:p>47,4%</text:p>
          </table:table-cell>
          <table:table-cell office:value-type="float" office:value="242894" table:style-name="ce38">
            <text:p>242.894</text:p>
          </table:table-cell>
          <table:table-cell office:value-type="percentage" office:value="0.28952660218014509" table:style-name="ce39">
            <text:p>29,0%</text:p>
          </table:table-cell>
          <table:table-cell office:value-type="float" office:value="56309" table:style-name="ce38">
            <text:p>56.309</text:p>
          </table:table-cell>
          <table:table-cell office:value-type="percentage" office:value="8.581517481856725E-2" table:style-name="ce39">
            <text:p>8,6%</text:p>
          </table:table-cell>
          <table:table-cell office:value-type="float" office:value="4563297" table:style-name="ce38">
            <text:p>4.563.29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6439397468973671" table:style-name="ce39">
            <text:p>6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253" table:style-name="ce38">
            <text:p>295.253</text:p>
          </table:table-cell>
          <table:table-cell office:value-type="percentage" office:value="1" table:style-name="ce39">
            <text:p>100,0%</text:p>
          </table:table-cell>
          <table:table-cell office:value-type="float" office:value="430591" table:style-name="ce38">
            <text:p>430.591</text:p>
          </table:table-cell>
          <table:table-cell office:value-type="percentage" office:value="0.98339431144972622" table:style-name="ce39">
            <text:p>98,3%</text:p>
          </table:table-cell>
          <table:table-cell office:value-type="float" office:value="546157" table:style-name="ce38">
            <text:p>546.157</text:p>
          </table:table-cell>
          <table:table-cell office:value-type="percentage" office:value="0.94046954856662668" table:style-name="ce39">
            <text:p>94,0%</text:p>
          </table:table-cell>
          <table:table-cell office:value-type="float" office:value="685575" table:style-name="ce38">
            <text:p>685.575</text:p>
          </table:table-cell>
          <table:table-cell office:value-type="percentage" office:value="0.91126414597771732" table:style-name="ce39">
            <text:p>91,1%</text:p>
          </table:table-cell>
          <table:table-cell office:value-type="float" office:value="668901" table:style-name="ce38">
            <text:p>668.901</text:p>
          </table:table-cell>
          <table:table-cell office:value-type="percentage" office:value="0.78547490100846884" table:style-name="ce39">
            <text:p>78,5%</text:p>
          </table:table-cell>
          <table:table-cell office:value-type="float" office:value="110340" table:style-name="ce38">
            <text:p>110.340</text:p>
          </table:table-cell>
          <table:table-cell office:value-type="percentage" office:value="0.17007856538406405" table:style-name="ce39">
            <text:p>17,0%</text:p>
          </table:table-cell>
          <table:table-cell office:value-type="float" office:value="60975" table:style-name="ce38">
            <text:p>60.975</text:p>
          </table:table-cell>
          <table:table-cell office:value-type="percentage" office:value="0.11813975657106986" table:style-name="ce39">
            <text:p>11,8%</text:p>
          </table:table-cell>
          <table:table-cell office:value-type="float" office:value="2992" table:style-name="ce38">
            <text:p>2.992</text:p>
          </table:table-cell>
          <table:table-cell office:value-type="percentage" office:value="7.0477774296812245E-3" table:style-name="ce39">
            <text:p>0,7%</text:p>
          </table:table-cell>
          <table:table-cell office:value-type="float" office:value="2800784" table:style-name="ce38">
            <text:p>2.800.784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2399678820726667" table:style-name="ce39">
            <text:p>62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47" table:style-name="ce38">
            <text:p>78.047</text:p>
          </table:table-cell>
          <table:table-cell office:value-type="percentage" office:value="1" table:style-name="ce39">
            <text:p>100,0%</text:p>
          </table:table-cell>
          <table:table-cell office:value-type="float" office:value="95467" table:style-name="ce38">
            <text:p>95.467</text:p>
          </table:table-cell>
          <table:table-cell office:value-type="percentage" office:value="1" table:style-name="ce39">
            <text:p>100,0%</text:p>
          </table:table-cell>
          <table:table-cell office:value-type="float" office:value="129284" table:style-name="ce38">
            <text:p>129.284</text:p>
          </table:table-cell>
          <table:table-cell office:value-type="percentage" office:value="1" table:style-name="ce39">
            <text:p>100,0%</text:p>
          </table:table-cell>
          <table:table-cell office:value-type="float" office:value="156016" table:style-name="ce38">
            <text:p>156.016</text:p>
          </table:table-cell>
          <table:table-cell office:value-type="percentage" office:value="0.92199319213313158" table:style-name="ce39">
            <text:p>92,2%</text:p>
          </table:table-cell>
          <table:table-cell office:value-type="float" office:value="137721" table:style-name="ce38">
            <text:p>137.721</text:p>
          </table:table-cell>
          <table:table-cell office:value-type="percentage" office:value="0.86348702772518093" table:style-name="ce39">
            <text:p>86,3%</text:p>
          </table:table-cell>
          <table:table-cell office:value-type="float" office:value="75061" table:style-name="ce38">
            <text:p>75.061</text:p>
          </table:table-cell>
          <table:table-cell office:value-type="percentage" office:value="0.56234314011941955" table:style-name="ce39">
            <text:p>56,2%</text:p>
          </table:table-cell>
          <table:table-cell office:value-type="float" office:value="11524" table:style-name="ce38">
            <text:p>11.524</text:p>
          </table:table-cell>
          <table:table-cell office:value-type="percentage" office:value="0.10169431697846805" table:style-name="ce39">
            <text:p>10,2%</text:p>
          </table:table-cell>
          <table:table-cell office:value-type="float" office:value="652" table:style-name="ce38">
            <text:p>652</text:p>
          </table:table-cell>
          <table:table-cell office:value-type="percentage" office:value="7.6932153392330381E-3" table:style-name="ce39">
            <text:p>0,8%</text:p>
          </table:table-cell>
          <table:table-cell office:value-type="float" office:value="683772" table:style-name="ce38">
            <text:p>683.77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1716537117816914" table:style-name="ce39">
            <text:p>7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086" table:style-name="ce38">
            <text:p>241.086</text:p>
          </table:table-cell>
          <table:table-cell office:value-type="percentage" office:value="1" table:style-name="ce39">
            <text:p>100,0%</text:p>
          </table:table-cell>
          <table:table-cell office:value-type="float" office:value="289243" table:style-name="ce38">
            <text:p>289.243</text:p>
          </table:table-cell>
          <table:table-cell office:value-type="percentage" office:value="0.99820887486972065" table:style-name="ce39">
            <text:p>99,8%</text:p>
          </table:table-cell>
          <table:table-cell office:value-type="float" office:value="334686" table:style-name="ce38">
            <text:p>334.686</text:p>
          </table:table-cell>
          <table:table-cell office:value-type="percentage" office:value="0.96471592006387508" table:style-name="ce39">
            <text:p>96,5%</text:p>
          </table:table-cell>
          <table:table-cell office:value-type="float" office:value="374597" table:style-name="ce38">
            <text:p>374.597</text:p>
          </table:table-cell>
          <table:table-cell office:value-type="percentage" office:value="0.92290503068572938" table:style-name="ce39">
            <text:p>92,3%</text:p>
          </table:table-cell>
          <table:table-cell office:value-type="float" office:value="379504" table:style-name="ce38">
            <text:p>379.504</text:p>
          </table:table-cell>
          <table:table-cell office:value-type="percentage" office:value="0.85624101746081527" table:style-name="ce39">
            <text:p>85,6%</text:p>
          </table:table-cell>
          <table:table-cell office:value-type="float" office:value="123276" table:style-name="ce38">
            <text:p>123.276</text:p>
          </table:table-cell>
          <table:table-cell office:value-type="percentage" office:value="0.38117795478157623" table:style-name="ce39">
            <text:p>38,1%</text:p>
          </table:table-cell>
          <table:table-cell office:value-type="float" office:value="20981" table:style-name="ce38">
            <text:p>20.981</text:p>
          </table:table-cell>
          <table:table-cell office:value-type="percentage" office:value="9.0834311047228999E-2" table:style-name="ce39">
            <text:p>9,1%</text:p>
          </table:table-cell>
          <table:table-cell office:value-type="float" office:value="436" table:style-name="ce38">
            <text:p>436</text:p>
          </table:table-cell>
          <table:table-cell office:value-type="percentage" office:value="2.4221280283544529E-3" table:style-name="ce39">
            <text:p>0,2%</text:p>
          </table:table-cell>
          <table:table-cell office:value-type="float" office:value="1763809" table:style-name="ce38">
            <text:p>1.763.80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1860303760811273" table:style-name="ce39">
            <text:p>7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9" table:style-name="ce38">
            <text:p>23.319</text:p>
          </table:table-cell>
          <table:table-cell office:value-type="percentage" office:value="1" table:style-name="ce39">
            <text:p>100,0%</text:p>
          </table:table-cell>
          <table:table-cell office:value-type="float" office:value="28522" table:style-name="ce38">
            <text:p>28.522</text:p>
          </table:table-cell>
          <table:table-cell office:value-type="percentage" office:value="1" table:style-name="ce39">
            <text:p>100,0%</text:p>
          </table:table-cell>
          <table:table-cell office:value-type="float" office:value="36324" table:style-name="ce38">
            <text:p>36.324</text:p>
          </table:table-cell>
          <table:table-cell office:value-type="percentage" office:value="0.96304151863831589" table:style-name="ce39">
            <text:p>96,3%</text:p>
          </table:table-cell>
          <table:table-cell office:value-type="float" office:value="42684" table:style-name="ce38">
            <text:p>42.684</text:p>
          </table:table-cell>
          <table:table-cell office:value-type="percentage" office:value="0.89551863041289026" table:style-name="ce39">
            <text:p>89,6%</text:p>
          </table:table-cell>
          <table:table-cell office:value-type="float" office:value="37050" table:style-name="ce38">
            <text:p>37.050</text:p>
          </table:table-cell>
          <table:table-cell office:value-type="percentage" office:value="0.69975636013371867" table:style-name="ce39">
            <text:p>70,0%</text:p>
          </table:table-cell>
          <table:table-cell office:value-type="float" office:value="6930" table:style-name="ce38">
            <text:p>6.930</text:p>
          </table:table-cell>
          <table:table-cell office:value-type="percentage" office:value="0.1762506676161652" table:style-name="ce39">
            <text:p>17,6%</text:p>
          </table:table-cell>
          <table:table-cell office:value-type="float" office:value="3686" table:style-name="ce38">
            <text:p>3.686</text:p>
          </table:table-cell>
          <table:table-cell office:value-type="percentage" office:value="0.12101910828025478" table:style-name="ce39">
            <text:p>12,1%</text:p>
          </table:table-cell>
          <table:table-cell office:value-type="float" office:value="234" table:style-name="ce38">
            <text:p>234</text:p>
          </table:table-cell>
          <table:table-cell office:value-type="percentage" office:value="9.1649694501018328E-3" table:style-name="ce39">
            <text:p>0,9%</text:p>
          </table:table-cell>
          <table:table-cell office:value-type="float" office:value="178749" table:style-name="ce38">
            <text:p>178.749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2946438004014504" table:style-name="ce39">
            <text:p>6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775" table:style-name="ce38">
            <text:p>371.775</text:p>
          </table:table-cell>
          <table:table-cell office:value-type="percentage" office:value="1" table:style-name="ce39">
            <text:p>100,0%</text:p>
          </table:table-cell>
          <table:table-cell office:value-type="float" office:value="506568" table:style-name="ce38">
            <text:p>506.568</text:p>
          </table:table-cell>
          <table:table-cell office:value-type="percentage" office:value="0.96290875359497874" table:style-name="ce39">
            <text:p>96,3%</text:p>
          </table:table-cell>
          <table:table-cell office:value-type="float" office:value="668157" table:style-name="ce38">
            <text:p>668.157</text:p>
          </table:table-cell>
          <table:table-cell office:value-type="percentage" office:value="0.95000021327327555" table:style-name="ce39">
            <text:p>95,0%</text:p>
          </table:table-cell>
          <table:table-cell office:value-type="float" office:value="887666" table:style-name="ce38">
            <text:p>887.666</text:p>
          </table:table-cell>
          <table:table-cell office:value-type="percentage" office:value="0.91250155481746698" table:style-name="ce39">
            <text:p>91,3%</text:p>
          </table:table-cell>
          <table:table-cell office:value-type="float" office:value="844132" table:style-name="ce38">
            <text:p>844.132</text:p>
          </table:table-cell>
          <table:table-cell office:value-type="percentage" office:value="0.723973409287195" table:style-name="ce39">
            <text:p>72,4%</text:p>
          </table:table-cell>
          <table:table-cell office:value-type="float" office:value="382903" table:style-name="ce38">
            <text:p>382.903</text:p>
          </table:table-cell>
          <table:table-cell office:value-type="percentage" office:value="0.40320858430563161" table:style-name="ce39">
            <text:p>40,3%</text:p>
          </table:table-cell>
          <table:table-cell office:value-type="float" office:value="119317" table:style-name="ce38">
            <text:p>119.317</text:p>
          </table:table-cell>
          <table:table-cell office:value-type="percentage" office:value="0.16070170712818613" table:style-name="ce39">
            <text:p>16,1%</text:p>
          </table:table-cell>
          <table:table-cell office:value-type="float" office:value="7071" table:style-name="ce38">
            <text:p>7.071</text:p>
          </table:table-cell>
          <table:table-cell office:value-type="percentage" office:value="1.2774098442394615E-2" table:style-name="ce39">
            <text:p>1,3%</text:p>
          </table:table-cell>
          <table:table-cell office:value-type="float" office:value="3787589" table:style-name="ce38">
            <text:p>3.787.58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3359466652124308" table:style-name="ce39">
            <text:p>6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466" table:style-name="ce38">
            <text:p>73.466</text:p>
          </table:table-cell>
          <table:table-cell office:value-type="percentage" office:value="1" table:style-name="ce39">
            <text:p>100,0%</text:p>
          </table:table-cell>
          <table:table-cell office:value-type="float" office:value="101832" table:style-name="ce38">
            <text:p>101.832</text:p>
          </table:table-cell>
          <table:table-cell office:value-type="percentage" office:value="0.98963060865508901" table:style-name="ce39">
            <text:p>99,0%</text:p>
          </table:table-cell>
          <table:table-cell office:value-type="float" office:value="139444" table:style-name="ce38">
            <text:p>139.444</text:p>
          </table:table-cell>
          <table:table-cell office:value-type="percentage" office:value="0.94918623093207355" table:style-name="ce39">
            <text:p>94,9%</text:p>
          </table:table-cell>
          <table:table-cell office:value-type="float" office:value="195800" table:style-name="ce38">
            <text:p>195.800</text:p>
          </table:table-cell>
          <table:table-cell office:value-type="percentage" office:value="0.91814532768128443" table:style-name="ce39">
            <text:p>91,8%</text:p>
          </table:table-cell>
          <table:table-cell office:value-type="float" office:value="205812" table:style-name="ce38">
            <text:p>205.812</text:p>
          </table:table-cell>
          <table:table-cell office:value-type="percentage" office:value="0.80978292944912" table:style-name="ce39">
            <text:p>81,0%</text:p>
          </table:table-cell>
          <table:table-cell office:value-type="float" office:value="95118" table:style-name="ce38">
            <text:p>95.118</text:p>
          </table:table-cell>
          <table:table-cell office:value-type="percentage" office:value="0.45510351526054649" table:style-name="ce39">
            <text:p>45,5%</text:p>
          </table:table-cell>
          <table:table-cell office:value-type="float" office:value="21075" table:style-name="ce38">
            <text:p>21.075</text:p>
          </table:table-cell>
          <table:table-cell office:value-type="percentage" office:value="0.12235265431238679" table:style-name="ce39">
            <text:p>12,2%</text:p>
          </table:table-cell>
          <table:table-cell office:value-type="float" office:value="1156" table:style-name="ce38">
            <text:p>1.156</text:p>
          </table:table-cell>
          <table:table-cell office:value-type="percentage" office:value="8.1469265789955881E-3" table:style-name="ce39">
            <text:p>0,8%</text:p>
          </table:table-cell>
          <table:table-cell office:value-type="float" office:value="833703" table:style-name="ce38">
            <text:p>833.70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3634795445056513" table:style-name="ce39">
            <text:p>6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88" table:style-name="ce38">
            <text:p>42.388</text:p>
          </table:table-cell>
          <table:table-cell office:value-type="percentage" office:value="1" table:style-name="ce39">
            <text:p>100,0%</text:p>
          </table:table-cell>
          <table:table-cell office:value-type="float" office:value="55666" table:style-name="ce38">
            <text:p>55.666</text:p>
          </table:table-cell>
          <table:table-cell office:value-type="percentage" office:value="0.99774161170060227" table:style-name="ce39">
            <text:p>99,8%</text:p>
          </table:table-cell>
          <table:table-cell office:value-type="float" office:value="69662" table:style-name="ce38">
            <text:p>69.662</text:p>
          </table:table-cell>
          <table:table-cell office:value-type="percentage" office:value="0.94336709820703102" table:style-name="ce39">
            <text:p>94,3%</text:p>
          </table:table-cell>
          <table:table-cell office:value-type="float" office:value="87876" table:style-name="ce38">
            <text:p>87.876</text:p>
          </table:table-cell>
          <table:table-cell office:value-type="percentage" office:value="0.908805096489958" table:style-name="ce39">
            <text:p>90,9%</text:p>
          </table:table-cell>
          <table:table-cell office:value-type="float" office:value="88561" table:style-name="ce38">
            <text:p>88.561</text:p>
          </table:table-cell>
          <table:table-cell office:value-type="percentage" office:value="0.81999407418381143" table:style-name="ce39">
            <text:p>82,0%</text:p>
          </table:table-cell>
          <table:table-cell office:value-type="float" office:value="42410" table:style-name="ce38">
            <text:p>42.410</text:p>
          </table:table-cell>
          <table:table-cell office:value-type="percentage" office:value="0.5213852792564635" table:style-name="ce39">
            <text:p>52,1%</text:p>
          </table:table-cell>
          <table:table-cell office:value-type="float" office:value="13364" table:style-name="ce38">
            <text:p>13.364</text:p>
          </table:table-cell>
          <table:table-cell office:value-type="percentage" office:value="0.19616304842426643" table:style-name="ce39">
            <text:p>19,6%</text:p>
          </table:table-cell>
          <table:table-cell office:value-type="float" office:value="1034" table:style-name="ce38">
            <text:p>1.034</text:p>
          </table:table-cell>
          <table:table-cell office:value-type="percentage" office:value="1.8337234872667942E-2" table:style-name="ce39">
            <text:p>1,8%</text:p>
          </table:table-cell>
          <table:table-cell office:value-type="float" office:value="400961" table:style-name="ce38">
            <text:p>400.96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8970197160422053" table:style-name="ce39">
            <text:p>69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2910" table:style-name="ce38">
            <text:p>162.910</text:p>
          </table:table-cell>
          <table:table-cell office:value-type="percentage" office:value="1" table:style-name="ce39">
            <text:p>100,0%</text:p>
          </table:table-cell>
          <table:table-cell office:value-type="float" office:value="210673" table:style-name="ce38">
            <text:p>210.673</text:p>
          </table:table-cell>
          <table:table-cell office:value-type="percentage" office:value="0.98869913319348046" table:style-name="ce39">
            <text:p>98,9%</text:p>
          </table:table-cell>
          <table:table-cell office:value-type="float" office:value="269283" table:style-name="ce38">
            <text:p>269.283</text:p>
          </table:table-cell>
          <table:table-cell office:value-type="percentage" office:value="0.96131644051278209" table:style-name="ce39">
            <text:p>96,1%</text:p>
          </table:table-cell>
          <table:table-cell office:value-type="float" office:value="306415" table:style-name="ce38">
            <text:p>306.415</text:p>
          </table:table-cell>
          <table:table-cell office:value-type="percentage" office:value="0.90128155728181614" table:style-name="ce39">
            <text:p>90,1%</text:p>
          </table:table-cell>
          <table:table-cell office:value-type="float" office:value="288874" table:style-name="ce38">
            <text:p>288.874</text:p>
          </table:table-cell>
          <table:table-cell office:value-type="percentage" office:value="0.79770139700054954" table:style-name="ce39">
            <text:p>79,8%</text:p>
          </table:table-cell>
          <table:table-cell office:value-type="float" office:value="116563" table:style-name="ce38">
            <text:p>116.563</text:p>
          </table:table-cell>
          <table:table-cell office:value-type="percentage" office:value="0.44738488464476112" table:style-name="ce39">
            <text:p>44,7%</text:p>
          </table:table-cell>
          <table:table-cell office:value-type="float" office:value="30423" table:style-name="ce38">
            <text:p>30.423</text:p>
          </table:table-cell>
          <table:table-cell office:value-type="percentage" office:value="0.15095715859358719" table:style-name="ce39">
            <text:p>15,1%</text:p>
          </table:table-cell>
          <table:table-cell office:value-type="float" office:value="1765" table:style-name="ce38">
            <text:p>1.765</text:p>
          </table:table-cell>
          <table:table-cell office:value-type="percentage" office:value="1.0468192116532033E-2" table:style-name="ce39">
            <text:p>1,0%</text:p>
          </table:table-cell>
          <table:table-cell office:value-type="float" office:value="1386906" table:style-name="ce38">
            <text:p>1.386.90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9906544694076389" table:style-name="ce39">
            <text:p>69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2" table:style-name="ce38">
            <text:p>2.372</text:p>
          </table:table-cell>
          <table:table-cell office:value-type="percentage" office:value="0.91055662188099806" table:style-name="ce39">
            <text:p>91,1%</text:p>
          </table:table-cell>
          <table:table-cell office:value-type="float" office:value="3808" table:style-name="ce38">
            <text:p>3.808</text:p>
          </table:table-cell>
          <table:table-cell office:value-type="percentage" office:value="0.88188976377952755" table:style-name="ce39">
            <text:p>88,2%</text:p>
          </table:table-cell>
          <table:table-cell office:value-type="float" office:value="7249" table:style-name="ce38">
            <text:p>7.249</text:p>
          </table:table-cell>
          <table:table-cell office:value-type="percentage" office:value="0.92261677485045179" table:style-name="ce39">
            <text:p>92,3%</text:p>
          </table:table-cell>
          <table:table-cell office:value-type="float" office:value="9683" table:style-name="ce38">
            <text:p>9.683</text:p>
          </table:table-cell>
          <table:table-cell office:value-type="percentage" office:value="0.83791969539633093" table:style-name="ce39">
            <text:p>83,8%</text:p>
          </table:table-cell>
          <table:table-cell office:value-type="float" office:value="9684" table:style-name="ce38">
            <text:p>9.684</text:p>
          </table:table-cell>
          <table:table-cell office:value-type="percentage" office:value="0.76601803512102518" table:style-name="ce39">
            <text:p>76,6%</text:p>
          </table:table-cell>
          <table:table-cell office:value-type="float" office:value="7160" table:style-name="ce38">
            <text:p>7.160</text:p>
          </table:table-cell>
          <table:table-cell office:value-type="percentage" office:value="0.60198419371111489" table:style-name="ce39">
            <text:p>60,2%</text:p>
          </table:table-cell>
          <table:table-cell office:value-type="float" office:value="5744" table:style-name="ce38">
            <text:p>5.744</text:p>
          </table:table-cell>
          <table:table-cell office:value-type="percentage" office:value="0.52375307741406041" table:style-name="ce39">
            <text:p>52,4%</text:p>
          </table:table-cell>
          <table:table-cell office:value-type="float" office:value="1982" table:style-name="ce38">
            <text:p>1.982</text:p>
          </table:table-cell>
          <table:table-cell office:value-type="percentage" office:value="0.21718167872014027" table:style-name="ce39">
            <text:p>21,7%</text:p>
          </table:table-cell>
          <table:table-cell office:value-type="float" office:value="47682" table:style-name="ce38">
            <text:p>47.68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7190868738110332" table:style-name="ce39">
            <text:p>67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70" table:style-name="ce38">
            <text:p>1.970</text:p>
          </table:table-cell>
          <table:table-cell office:value-type="percentage" office:value="0.83865474670072371" table:style-name="ce39">
            <text:p>83,9%</text:p>
          </table:table-cell>
          <table:table-cell office:value-type="float" office:value="3240" table:style-name="ce38">
            <text:p>3.240</text:p>
          </table:table-cell>
          <table:table-cell office:value-type="percentage" office:value="0.86446104589114192" table:style-name="ce39">
            <text:p>86,4%</text:p>
          </table:table-cell>
          <table:table-cell office:value-type="float" office:value="6802" table:style-name="ce38">
            <text:p>6.802</text:p>
          </table:table-cell>
          <table:table-cell office:value-type="percentage" office:value="0.86904305608790089" table:style-name="ce39">
            <text:p>86,9%</text:p>
          </table:table-cell>
          <table:table-cell office:value-type="float" office:value="9061" table:style-name="ce38">
            <text:p>9.061</text:p>
          </table:table-cell>
          <table:table-cell office:value-type="percentage" office:value="0.80192937428090982" table:style-name="ce39">
            <text:p>80,2%</text:p>
          </table:table-cell>
          <table:table-cell office:value-type="float" office:value="9127" table:style-name="ce38">
            <text:p>9.127</text:p>
          </table:table-cell>
          <table:table-cell office:value-type="percentage" office:value="0.76045659056823867" table:style-name="ce39">
            <text:p>76,0%</text:p>
          </table:table-cell>
          <table:table-cell office:value-type="float" office:value="7054" table:style-name="ce38">
            <text:p>7.054</text:p>
          </table:table-cell>
          <table:table-cell office:value-type="percentage" office:value="0.58138959861534656" table:style-name="ce39">
            <text:p>58,1%</text:p>
          </table:table-cell>
          <table:table-cell office:value-type="float" office:value="5533" table:style-name="ce38">
            <text:p>5.533</text:p>
          </table:table-cell>
          <table:table-cell office:value-type="percentage" office:value="0.46127553147144645" table:style-name="ce39">
            <text:p>46,1%</text:p>
          </table:table-cell>
          <table:table-cell office:value-type="float" office:value="2483" table:style-name="ce38">
            <text:p>2.483</text:p>
          </table:table-cell>
          <table:table-cell office:value-type="percentage" office:value="0.25934823480259034" table:style-name="ce39">
            <text:p>25,9%</text:p>
          </table:table-cell>
          <table:table-cell office:value-type="float" office:value="45270" table:style-name="ce38">
            <text:p>45.27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3826187488544561" table:style-name="ce39">
            <text:p>63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46" table:style-name="ce38">
            <text:p>3.446</text:p>
          </table:table-cell>
          <table:table-cell office:value-type="string" table:style-name="ce39">
            <text:p>-</text:p>
          </table:table-cell>
          <table:table-cell office:value-type="float" office:value="9257" table:style-name="ce38">
            <text:p>9.257</text:p>
          </table:table-cell>
          <table:table-cell office:value-type="string" table:style-name="ce39">
            <text:p>-</text:p>
          </table:table-cell>
          <table:table-cell office:value-type="float" office:value="20924" table:style-name="ce38">
            <text:p>20.924</text:p>
          </table:table-cell>
          <table:table-cell office:value-type="string" table:style-name="ce39">
            <text:p>-</text:p>
          </table:table-cell>
          <table:table-cell office:value-type="float" office:value="29239" table:style-name="ce38">
            <text:p>29.239</text:p>
          </table:table-cell>
          <table:table-cell office:value-type="string" table:style-name="ce39">
            <text:p>-</text:p>
          </table:table-cell>
          <table:table-cell office:value-type="float" office:value="22430" table:style-name="ce38">
            <text:p>22.430</text:p>
          </table:table-cell>
          <table:table-cell office:value-type="string" table:style-name="ce39">
            <text:p>-</text:p>
          </table:table-cell>
          <table:table-cell office:value-type="float" office:value="886" table:style-name="ce38">
            <text:p>886</text:p>
          </table:table-cell>
          <table:table-cell office:value-type="string" table:style-name="ce39">
            <text:p>-</text:p>
          </table:table-cell>
          <table:table-cell office:value-type="float" office:value="86229" table:style-name="ce38">
            <text:p>86.22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99" table:style-name="ce41">
            <text:p>99</text:p>
          </table:table-cell>
          <table:table-cell office:value-type="string" table:style-name="ce42">
            <text:p>-</text:p>
          </table:table-cell>
          <table:table-cell office:value-type="float" office:value="334" table:style-name="ce41">
            <text:p>334</text:p>
          </table:table-cell>
          <table:table-cell office:value-type="string" table:style-name="ce42">
            <text:p>-</text:p>
          </table:table-cell>
          <table:table-cell office:value-type="float" office:value="612" table:style-name="ce41">
            <text:p>612</text:p>
          </table:table-cell>
          <table:table-cell office:value-type="string" table:style-name="ce42">
            <text:p>-</text:p>
          </table:table-cell>
          <table:table-cell office:value-type="float" office:value="641" table:style-name="ce41">
            <text:p>641</text:p>
          </table:table-cell>
          <table:table-cell office:value-type="string" table:style-name="ce42">
            <text:p>-</text:p>
          </table:table-cell>
          <table:table-cell office:value-type="float" office:value="456" table:style-name="ce41">
            <text:p>45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2195" table:style-name="ce41">
            <text:p>2.19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0853" table:style-name="ce45">
            <text:p>2.920.853</text:p>
          </table:table-cell>
          <table:table-cell office:value-type="percentage" office:value="1" table:style-name="ce46">
            <text:p>100,0%</text:p>
          </table:table-cell>
          <table:table-cell office:value-type="float" office:value="3906896" table:style-name="ce45">
            <text:p>3.906.896</text:p>
          </table:table-cell>
          <table:table-cell office:value-type="percentage" office:value="0.98657868786844594" table:style-name="ce46">
            <text:p>98,7%</text:p>
          </table:table-cell>
          <table:table-cell office:value-type="float" office:value="5075721" table:style-name="ce45">
            <text:p>5.075.721</text:p>
          </table:table-cell>
          <table:table-cell office:value-type="percentage" office:value="0.95104633963814034" table:style-name="ce46">
            <text:p>95,1%</text:p>
          </table:table-cell>
          <table:table-cell office:value-type="float" office:value="6319640" table:style-name="ce45">
            <text:p>6.319.640</text:p>
          </table:table-cell>
          <table:table-cell office:value-type="percentage" office:value="0.89853050613751195" table:style-name="ce46">
            <text:p>89,9%</text:p>
          </table:table-cell>
          <table:table-cell office:value-type="float" office:value="6127696" table:style-name="ce45">
            <text:p>6.127.696</text:p>
          </table:table-cell>
          <table:table-cell office:value-type="percentage" office:value="0.77646986968775067" table:style-name="ce46">
            <text:p>77,6%</text:p>
          </table:table-cell>
          <table:table-cell office:value-type="float" office:value="2649034" table:style-name="ce45">
            <text:p>2.649.034</text:p>
          </table:table-cell>
          <table:table-cell office:value-type="percentage" office:value="0.42517859599130264" table:style-name="ce46">
            <text:p>42,5%</text:p>
          </table:table-cell>
          <table:table-cell office:value-type="float" office:value="882646" table:style-name="ce45">
            <text:p>882.646</text:p>
          </table:table-cell>
          <table:table-cell office:value-type="percentage" office:value="0.17850561415997929" table:style-name="ce46">
            <text:p>17,9%</text:p>
          </table:table-cell>
          <table:table-cell office:value-type="float" office:value="111846" table:style-name="ce45">
            <text:p>111.846</text:p>
          </table:table-cell>
          <table:table-cell office:value-type="percentage" office:value="2.8761900549440094E-2" table:style-name="ce46">
            <text:p>2,9%</text:p>
          </table:table-cell>
          <table:table-cell office:value-type="float" office:value="27994332" table:style-name="ce45">
            <text:p>27.994.332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6463549339839412" table:style-name="ce46">
            <text:p>66,5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4694" table:style-name="ce35">
            <text:p>424.694</text:p>
          </table:table-cell>
          <table:table-cell office:value-type="percentage" office:value="1" table:style-name="ce36">
            <text:p>100,0%</text:p>
          </table:table-cell>
          <table:table-cell office:value-type="float" office:value="640931" table:style-name="ce35">
            <text:p>640.931</text:p>
          </table:table-cell>
          <table:table-cell office:value-type="percentage" office:value="0.98547005524454123" table:style-name="ce36">
            <text:p>98,5%</text:p>
          </table:table-cell>
          <table:table-cell office:value-type="float" office:value="627935" table:style-name="ce35">
            <text:p>627.935</text:p>
          </table:table-cell>
          <table:table-cell office:value-type="percentage" office:value="0.68540856434611475" table:style-name="ce36">
            <text:p>68,5%</text:p>
          </table:table-cell>
          <table:table-cell office:value-type="float" office:value="1051185" table:style-name="ce35">
            <text:p>1.051.185</text:p>
          </table:table-cell>
          <table:table-cell office:value-type="percentage" office:value="0.83096248995075972" table:style-name="ce36">
            <text:p>83,1%</text:p>
          </table:table-cell>
          <table:table-cell office:value-type="float" office:value="763980" table:style-name="ce35">
            <text:p>763.980</text:p>
          </table:table-cell>
          <table:table-cell office:value-type="percentage" office:value="0.55156470875321451" table:style-name="ce36">
            <text:p>55,2%</text:p>
          </table:table-cell>
          <table:table-cell office:value-type="float" office:value="165352" table:style-name="ce35">
            <text:p>165.352</text:p>
          </table:table-cell>
          <table:table-cell office:value-type="percentage" office:value="0.14501800972972689" table:style-name="ce36">
            <text:p>14,5%</text:p>
          </table:table-cell>
          <table:table-cell office:value-type="float" office:value="98434" table:style-name="ce35">
            <text:p>98.434</text:p>
          </table:table-cell>
          <table:table-cell office:value-type="percentage" office:value="0.10599436614865097" table:style-name="ce36">
            <text:p>10,6%</text:p>
          </table:table-cell>
          <table:table-cell office:value-type="float" office:value="4778" table:style-name="ce35">
            <text:p>4.778</text:p>
          </table:table-cell>
          <table:table-cell office:value-type="percentage" office:value="6.3460693020519132E-3" table:style-name="ce36">
            <text:p>0,6%</text:p>
          </table:table-cell>
          <table:table-cell office:value-type="float" office:value="3777289" table:style-name="ce35">
            <text:p>3.777.289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0688428235467775" table:style-name="ce36">
            <text:p>5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086" table:style-name="ce38">
            <text:p>99.086</text:p>
          </table:table-cell>
          <table:table-cell office:value-type="percentage" office:value="1" table:style-name="ce39">
            <text:p>100,0%</text:p>
          </table:table-cell>
          <table:table-cell office:value-type="float" office:value="117075" table:style-name="ce38">
            <text:p>117.075</text:p>
          </table:table-cell>
          <table:table-cell office:value-type="percentage" office:value="0.9841957042579127" table:style-name="ce39">
            <text:p>98,4%</text:p>
          </table:table-cell>
          <table:table-cell office:value-type="float" office:value="85032" table:style-name="ce38">
            <text:p>85.032</text:p>
          </table:table-cell>
          <table:table-cell office:value-type="percentage" office:value="0.54379760435385982" table:style-name="ce39">
            <text:p>54,4%</text:p>
          </table:table-cell>
          <table:table-cell office:value-type="float" office:value="168633" table:style-name="ce38">
            <text:p>168.633</text:p>
          </table:table-cell>
          <table:table-cell office:value-type="percentage" office:value="0.85053917464416495" table:style-name="ce39">
            <text:p>85,1%</text:p>
          </table:table-cell>
          <table:table-cell office:value-type="float" office:value="121633" table:style-name="ce38">
            <text:p>121.633</text:p>
          </table:table-cell>
          <table:table-cell office:value-type="percentage" office:value="0.56588490902239197" table:style-name="ce39">
            <text:p>56,6%</text:p>
          </table:table-cell>
          <table:table-cell office:value-type="float" office:value="28661" table:style-name="ce38">
            <text:p>28.661</text:p>
          </table:table-cell>
          <table:table-cell office:value-type="percentage" office:value="0.1744579574644218" table:style-name="ce39">
            <text:p>17,4%</text:p>
          </table:table-cell>
          <table:table-cell office:value-type="float" office:value="18814" table:style-name="ce38">
            <text:p>18.814</text:p>
          </table:table-cell>
          <table:table-cell office:value-type="percentage" office:value="0.14427803467764819" table:style-name="ce39">
            <text:p>14,4%</text:p>
          </table:table-cell>
          <table:table-cell office:value-type="float" office:value="2587" table:style-name="ce38">
            <text:p>2.587</text:p>
          </table:table-cell>
          <table:table-cell office:value-type="percentage" office:value="2.5089953350337993E-2" table:style-name="ce39">
            <text:p>2,5%</text:p>
          </table:table-cell>
          <table:table-cell office:value-type="float" office:value="641521" table:style-name="ce38">
            <text:p>641.521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4130672143403191" table:style-name="ce39">
            <text:p>5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356" table:style-name="ce38">
            <text:p>87.356</text:p>
          </table:table-cell>
          <table:table-cell office:value-type="percentage" office:value="0.99464850955297979" table:style-name="ce39">
            <text:p>99,5%</text:p>
          </table:table-cell>
          <table:table-cell office:value-type="float" office:value="112351" table:style-name="ce38">
            <text:p>112.351</text:p>
          </table:table-cell>
          <table:table-cell office:value-type="percentage" office:value="1" table:style-name="ce39">
            <text:p>100,0%</text:p>
          </table:table-cell>
          <table:table-cell office:value-type="float" office:value="93242" table:style-name="ce38">
            <text:p>93.242</text:p>
          </table:table-cell>
          <table:table-cell office:value-type="percentage" office:value="0.62305882981851224" table:style-name="ce39">
            <text:p>62,3%</text:p>
          </table:table-cell>
          <table:table-cell office:value-type="float" office:value="141049" table:style-name="ce38">
            <text:p>141.049</text:p>
          </table:table-cell>
          <table:table-cell office:value-type="percentage" office:value="0.86722001905991575" table:style-name="ce39">
            <text:p>86,7%</text:p>
          </table:table-cell>
          <table:table-cell office:value-type="float" office:value="114009" table:style-name="ce38">
            <text:p>114.009</text:p>
          </table:table-cell>
          <table:table-cell office:value-type="percentage" office:value="0.68271723964477549" table:style-name="ce39">
            <text:p>68,3%</text:p>
          </table:table-cell>
          <table:table-cell office:value-type="float" office:value="16228" table:style-name="ce38">
            <text:p>16.228</text:p>
          </table:table-cell>
          <table:table-cell office:value-type="percentage" office:value="0.14178993630461945" table:style-name="ce39">
            <text:p>14,2%</text:p>
          </table:table-cell>
          <table:table-cell office:value-type="float" office:value="10035" table:style-name="ce38">
            <text:p>10.035</text:p>
          </table:table-cell>
          <table:table-cell office:value-type="percentage" office:value="0.1268470882683824" table:style-name="ce39">
            <text:p>12,7%</text:p>
          </table:table-cell>
          <table:table-cell office:value-type="float" office:value="544" table:style-name="ce38">
            <text:p>544</text:p>
          </table:table-cell>
          <table:table-cell office:value-type="percentage" office:value="8.5000000000000006E-3" table:style-name="ce39">
            <text:p>0,9%</text:p>
          </table:table-cell>
          <table:table-cell office:value-type="float" office:value="574814" table:style-name="ce38">
            <text:p>574.814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1548065319880463" table:style-name="ce39">
            <text:p>6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054" table:style-name="ce38">
            <text:p>50.054</text:p>
          </table:table-cell>
          <table:table-cell office:value-type="percentage" office:value="1" table:style-name="ce39">
            <text:p>100,0%</text:p>
          </table:table-cell>
          <table:table-cell office:value-type="float" office:value="76891" table:style-name="ce38">
            <text:p>76.891</text:p>
          </table:table-cell>
          <table:table-cell office:value-type="percentage" office:value="0.95497789259277654" table:style-name="ce39">
            <text:p>95,5%</text:p>
          </table:table-cell>
          <table:table-cell office:value-type="float" office:value="66108" table:style-name="ce38">
            <text:p>66.108</text:p>
          </table:table-cell>
          <table:table-cell office:value-type="percentage" office:value="0.56391227576323666" table:style-name="ce39">
            <text:p>56,4%</text:p>
          </table:table-cell>
          <table:table-cell office:value-type="float" office:value="130020" table:style-name="ce38">
            <text:p>130.020</text:p>
          </table:table-cell>
          <table:table-cell office:value-type="percentage" office:value="0.78421201831154963" table:style-name="ce39">
            <text:p>78,4%</text:p>
          </table:table-cell>
          <table:table-cell office:value-type="float" office:value="118531" table:style-name="ce38">
            <text:p>118.531</text:p>
          </table:table-cell>
          <table:table-cell office:value-type="percentage" office:value="0.5749131792871971" table:style-name="ce39">
            <text:p>57,5%</text:p>
          </table:table-cell>
          <table:table-cell office:value-type="float" office:value="31473" table:style-name="ce38">
            <text:p>31.473</text:p>
          </table:table-cell>
          <table:table-cell office:value-type="percentage" office:value="0.17275107444548732" table:style-name="ce39">
            <text:p>17,3%</text:p>
          </table:table-cell>
          <table:table-cell office:value-type="float" office:value="13912" table:style-name="ce38">
            <text:p>13.912</text:p>
          </table:table-cell>
          <table:table-cell office:value-type="percentage" office:value="0.10085398210842238" table:style-name="ce39">
            <text:p>10,1%</text:p>
          </table:table-cell>
          <table:table-cell office:value-type="float" office:value="1267" table:style-name="ce38">
            <text:p>1.267</text:p>
          </table:table-cell>
          <table:table-cell office:value-type="percentage" office:value="1.3269794721407624E-2" table:style-name="ce39">
            <text:p>1,3%</text:p>
          </table:table-cell>
          <table:table-cell office:value-type="float" office:value="488256" table:style-name="ce38">
            <text:p>488.25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47180555568976495" table:style-name="ce39">
            <text:p>47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267" table:style-name="ce38">
            <text:p>89.267</text:p>
          </table:table-cell>
          <table:table-cell office:value-type="percentage" office:value="0.98926149208741521" table:style-name="ce39">
            <text:p>98,9%</text:p>
          </table:table-cell>
          <table:table-cell office:value-type="float" office:value="144686" table:style-name="ce38">
            <text:p>144.686</text:p>
          </table:table-cell>
          <table:table-cell office:value-type="percentage" office:value="0.93629110016760386" table:style-name="ce39">
            <text:p>93,6%</text:p>
          </table:table-cell>
          <table:table-cell office:value-type="float" office:value="139310" table:style-name="ce38">
            <text:p>139.310</text:p>
          </table:table-cell>
          <table:table-cell office:value-type="percentage" office:value="0.59257652323345755" table:style-name="ce39">
            <text:p>59,3%</text:p>
          </table:table-cell>
          <table:table-cell office:value-type="float" office:value="266457" table:style-name="ce38">
            <text:p>266.457</text:p>
          </table:table-cell>
          <table:table-cell office:value-type="percentage" office:value="0.76019365956087093" table:style-name="ce39">
            <text:p>76,0%</text:p>
          </table:table-cell>
          <table:table-cell office:value-type="float" office:value="187893" table:style-name="ce38">
            <text:p>187.893</text:p>
          </table:table-cell>
          <table:table-cell office:value-type="percentage" office:value="0.48435518297398461" table:style-name="ce39">
            <text:p>48,4%</text:p>
          </table:table-cell>
          <table:table-cell office:value-type="float" office:value="54612" table:style-name="ce38">
            <text:p>54.612</text:p>
          </table:table-cell>
          <table:table-cell office:value-type="percentage" office:value="0.17563855995162961" table:style-name="ce39">
            <text:p>17,6%</text:p>
          </table:table-cell>
          <table:table-cell office:value-type="float" office:value="22593" table:style-name="ce38">
            <text:p>22.593</text:p>
          </table:table-cell>
          <table:table-cell office:value-type="percentage" office:value="8.9744506411173083E-2" table:style-name="ce39">
            <text:p>9,0%</text:p>
          </table:table-cell>
          <table:table-cell office:value-type="float" office:value="1018" table:style-name="ce38">
            <text:p>1.018</text:p>
          </table:table-cell>
          <table:table-cell office:value-type="percentage" office:value="5.6619409667569539E-3" table:style-name="ce39">
            <text:p>0,6%</text:p>
          </table:table-cell>
          <table:table-cell office:value-type="float" office:value="905836" table:style-name="ce38">
            <text:p>905.836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46197879000843545" table:style-name="ce39">
            <text:p>4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86" table:style-name="ce38">
            <text:p>41.686</text:p>
          </table:table-cell>
          <table:table-cell office:value-type="percentage" office:value="1" table:style-name="ce39">
            <text:p>100,0%</text:p>
          </table:table-cell>
          <table:table-cell office:value-type="float" office:value="55240" table:style-name="ce38">
            <text:p>55.240</text:p>
          </table:table-cell>
          <table:table-cell office:value-type="percentage" office:value="1" table:style-name="ce39">
            <text:p>100,0%</text:p>
          </table:table-cell>
          <table:table-cell office:value-type="float" office:value="44204" table:style-name="ce38">
            <text:p>44.204</text:p>
          </table:table-cell>
          <table:table-cell office:value-type="percentage" office:value="0.57151722800439586" table:style-name="ce39">
            <text:p>57,2%</text:p>
          </table:table-cell>
          <table:table-cell office:value-type="float" office:value="74234" table:style-name="ce38">
            <text:p>74.234</text:p>
          </table:table-cell>
          <table:table-cell office:value-type="percentage" office:value="0.82515228313547639" table:style-name="ce39">
            <text:p>82,5%</text:p>
          </table:table-cell>
          <table:table-cell office:value-type="float" office:value="44354" table:style-name="ce38">
            <text:p>44.354</text:p>
          </table:table-cell>
          <table:table-cell office:value-type="percentage" office:value="0.45366118094692592" table:style-name="ce39">
            <text:p>45,4%</text:p>
          </table:table-cell>
          <table:table-cell office:value-type="float" office:value="8978" table:style-name="ce38">
            <text:p>8.978</text:p>
          </table:table-cell>
          <table:table-cell office:value-type="percentage" office:value="0.12739630780582634" table:style-name="ce39">
            <text:p>12,7%</text:p>
          </table:table-cell>
          <table:table-cell office:value-type="float" office:value="5011" table:style-name="ce38">
            <text:p>5.011</text:p>
          </table:table-cell>
          <table:table-cell office:value-type="percentage" office:value="9.9217899217899225E-2" table:style-name="ce39">
            <text:p>9,9%</text:p>
          </table:table-cell>
          <table:table-cell office:value-type="float" office:value="165" table:style-name="ce38">
            <text:p>165</text:p>
          </table:table-cell>
          <table:table-cell office:value-type="percentage" office:value="3.7531560630530217E-3" table:style-name="ce39">
            <text:p>0,4%</text:p>
          </table:table-cell>
          <table:table-cell office:value-type="float" office:value="273872" table:style-name="ce38">
            <text:p>273.87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2252984486584353" table:style-name="ce39">
            <text:p>5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614" table:style-name="ce38">
            <text:p>225.614</text:p>
          </table:table-cell>
          <table:table-cell office:value-type="percentage" office:value="1" table:style-name="ce39">
            <text:p>100,0%</text:p>
          </table:table-cell>
          <table:table-cell office:value-type="float" office:value="246957" table:style-name="ce38">
            <text:p>246.957</text:p>
          </table:table-cell>
          <table:table-cell office:value-type="percentage" office:value="1" table:style-name="ce39">
            <text:p>100,0%</text:p>
          </table:table-cell>
          <table:table-cell office:value-type="float" office:value="244863" table:style-name="ce38">
            <text:p>244.863</text:p>
          </table:table-cell>
          <table:table-cell office:value-type="percentage" office:value="0.76861963430903246" table:style-name="ce39">
            <text:p>76,9%</text:p>
          </table:table-cell>
          <table:table-cell office:value-type="float" office:value="322165" table:style-name="ce38">
            <text:p>322.165</text:p>
          </table:table-cell>
          <table:table-cell office:value-type="percentage" office:value="0.84518921755099363" table:style-name="ce39">
            <text:p>84,5%</text:p>
          </table:table-cell>
          <table:table-cell office:value-type="float" office:value="150916" table:style-name="ce38">
            <text:p>150.916</text:p>
          </table:table-cell>
          <table:table-cell office:value-type="percentage" office:value="0.41539753100012389" table:style-name="ce39">
            <text:p>41,5%</text:p>
          </table:table-cell>
          <table:table-cell office:value-type="float" office:value="35541" table:style-name="ce38">
            <text:p>35.541</text:p>
          </table:table-cell>
          <table:table-cell office:value-type="percentage" office:value="0.13272313776453323" table:style-name="ce39">
            <text:p>13,3%</text:p>
          </table:table-cell>
          <table:table-cell office:value-type="float" office:value="23415" table:style-name="ce38">
            <text:p>23.415</text:p>
          </table:table-cell>
          <table:table-cell office:value-type="percentage" office:value="0.11096840848127541" table:style-name="ce39">
            <text:p>11,1%</text:p>
          </table:table-cell>
          <table:table-cell office:value-type="float" office:value="895" table:style-name="ce38">
            <text:p>895</text:p>
          </table:table-cell>
          <table:table-cell office:value-type="percentage" office:value="5.4130227044550082E-3" table:style-name="ce39">
            <text:p>0,5%</text:p>
          </table:table-cell>
          <table:table-cell office:value-type="float" office:value="1250366" table:style-name="ce38">
            <text:p>1.250.36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5745499259507052" table:style-name="ce39">
            <text:p>5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08" table:style-name="ce38">
            <text:p>135.308</text:p>
          </table:table-cell>
          <table:table-cell office:value-type="percentage" office:value="1" table:style-name="ce39">
            <text:p>100,0%</text:p>
          </table:table-cell>
          <table:table-cell office:value-type="float" office:value="155744" table:style-name="ce38">
            <text:p>155.744</text:p>
          </table:table-cell>
          <table:table-cell office:value-type="percentage" office:value="0.97890019547331564" table:style-name="ce39">
            <text:p>97,9%</text:p>
          </table:table-cell>
          <table:table-cell office:value-type="float" office:value="126472" table:style-name="ce38">
            <text:p>126.472</text:p>
          </table:table-cell>
          <table:table-cell office:value-type="percentage" office:value="0.57896760725861085" table:style-name="ce39">
            <text:p>57,9%</text:p>
          </table:table-cell>
          <table:table-cell office:value-type="float" office:value="248974" table:style-name="ce38">
            <text:p>248.974</text:p>
          </table:table-cell>
          <table:table-cell office:value-type="percentage" office:value="0.80972947658043826" table:style-name="ce39">
            <text:p>81,0%</text:p>
          </table:table-cell>
          <table:table-cell office:value-type="float" office:value="194029" table:style-name="ce38">
            <text:p>194.029</text:p>
          </table:table-cell>
          <table:table-cell office:value-type="percentage" office:value="0.5868907003826318" table:style-name="ce39">
            <text:p>58,7%</text:p>
          </table:table-cell>
          <table:table-cell office:value-type="float" office:value="30551" table:style-name="ce38">
            <text:p>30.551</text:p>
          </table:table-cell>
          <table:table-cell office:value-type="percentage" office:value="0.11489614555793322" table:style-name="ce39">
            <text:p>11,5%</text:p>
          </table:table-cell>
          <table:table-cell office:value-type="float" office:value="17881" table:style-name="ce38">
            <text:p>17.881</text:p>
          </table:table-cell>
          <table:table-cell office:value-type="percentage" office:value="8.1989463017391975E-2" table:style-name="ce39">
            <text:p>8,2%</text:p>
          </table:table-cell>
          <table:table-cell office:value-type="float" office:value="682" table:style-name="ce38">
            <text:p>682</text:p>
          </table:table-cell>
          <table:table-cell office:value-type="percentage" office:value="3.9201710620099788E-3" table:style-name="ce39">
            <text:p>0,4%</text:p>
          </table:table-cell>
          <table:table-cell office:value-type="float" office:value="909641" table:style-name="ce38">
            <text:p>909.64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0290194959707735" table:style-name="ce39">
            <text:p>5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025" table:style-name="ce38">
            <text:p>448.025</text:p>
          </table:table-cell>
          <table:table-cell office:value-type="percentage" office:value="1" table:style-name="ce39">
            <text:p>100,0%</text:p>
          </table:table-cell>
          <table:table-cell office:value-type="float" office:value="602292" table:style-name="ce38">
            <text:p>602.292</text:p>
          </table:table-cell>
          <table:table-cell office:value-type="percentage" office:value="0.94805538240683029" table:style-name="ce39">
            <text:p>94,8%</text:p>
          </table:table-cell>
          <table:table-cell office:value-type="float" office:value="627999" table:style-name="ce38">
            <text:p>627.999</text:p>
          </table:table-cell>
          <table:table-cell office:value-type="percentage" office:value="0.74977435099046785" table:style-name="ce39">
            <text:p>75,0%</text:p>
          </table:table-cell>
          <table:table-cell office:value-type="float" office:value="869532" table:style-name="ce38">
            <text:p>869.532</text:p>
          </table:table-cell>
          <table:table-cell office:value-type="percentage" office:value="0.79643517924856655" table:style-name="ce39">
            <text:p>79,6%</text:p>
          </table:table-cell>
          <table:table-cell office:value-type="float" office:value="744437" table:style-name="ce38">
            <text:p>744.437</text:p>
          </table:table-cell>
          <table:table-cell office:value-type="percentage" office:value="0.56535726084199411" table:style-name="ce39">
            <text:p>56,5%</text:p>
          </table:table-cell>
          <table:table-cell office:value-type="float" office:value="164358" table:style-name="ce38">
            <text:p>164.358</text:p>
          </table:table-cell>
          <table:table-cell office:value-type="percentage" office:value="0.15733277684817529" table:style-name="ce39">
            <text:p>15,7%</text:p>
          </table:table-cell>
          <table:table-cell office:value-type="float" office:value="121785" table:style-name="ce38">
            <text:p>121.785</text:p>
          </table:table-cell>
          <table:table-cell office:value-type="percentage" office:value="0.14516619285165119" table:style-name="ce39">
            <text:p>14,5%</text:p>
          </table:table-cell>
          <table:table-cell office:value-type="float" office:value="12744" table:style-name="ce38">
            <text:p>12.744</text:p>
          </table:table-cell>
          <table:table-cell office:value-type="percentage" office:value="1.9421914576494361E-2" table:style-name="ce39">
            <text:p>1,9%</text:p>
          </table:table-cell>
          <table:table-cell office:value-type="float" office:value="3591172" table:style-name="ce38">
            <text:p>3.591.17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2285727597272125" table:style-name="ce39">
            <text:p>5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040" table:style-name="ce38">
            <text:p>291.040</text:p>
          </table:table-cell>
          <table:table-cell office:value-type="percentage" office:value="1" table:style-name="ce39">
            <text:p>100,0%</text:p>
          </table:table-cell>
          <table:table-cell office:value-type="float" office:value="426570" table:style-name="ce38">
            <text:p>426.570</text:p>
          </table:table-cell>
          <table:table-cell office:value-type="percentage" office:value="0.97421105279745668" table:style-name="ce39">
            <text:p>97,4%</text:p>
          </table:table-cell>
          <table:table-cell office:value-type="float" office:value="435348" table:style-name="ce38">
            <text:p>435.348</text:p>
          </table:table-cell>
          <table:table-cell office:value-type="percentage" office:value="0.74965904864239363" table:style-name="ce39">
            <text:p>75,0%</text:p>
          </table:table-cell>
          <table:table-cell office:value-type="float" office:value="630644" table:style-name="ce38">
            <text:p>630.644</text:p>
          </table:table-cell>
          <table:table-cell office:value-type="percentage" office:value="0.83825003256532338" table:style-name="ce39">
            <text:p>83,8%</text:p>
          </table:table-cell>
          <table:table-cell office:value-type="float" office:value="330035" table:style-name="ce38">
            <text:p>330.035</text:p>
          </table:table-cell>
          <table:table-cell office:value-type="percentage" office:value="0.38755243145746537" table:style-name="ce39">
            <text:p>38,8%</text:p>
          </table:table-cell>
          <table:table-cell office:value-type="float" office:value="72311" table:style-name="ce38">
            <text:p>72.311</text:p>
          </table:table-cell>
          <table:table-cell office:value-type="percentage" office:value="0.11146049611643152" table:style-name="ce39">
            <text:p>11,1%</text:p>
          </table:table-cell>
          <table:table-cell office:value-type="float" office:value="48428" table:style-name="ce38">
            <text:p>48.428</text:p>
          </table:table-cell>
          <table:table-cell office:value-type="percentage" office:value="9.3829801250082348E-2" table:style-name="ce39">
            <text:p>9,4%</text:p>
          </table:table-cell>
          <table:table-cell office:value-type="float" office:value="1931" table:style-name="ce38">
            <text:p>1.931</text:p>
          </table:table-cell>
          <table:table-cell office:value-type="percentage" office:value="4.5485488692227419E-3" table:style-name="ce39">
            <text:p>0,5%</text:p>
          </table:table-cell>
          <table:table-cell office:value-type="float" office:value="2236307" table:style-name="ce38">
            <text:p>2.236.30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49823491759644012" table:style-name="ce39">
            <text:p>4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76" table:style-name="ce38">
            <text:p>76.676</text:p>
          </table:table-cell>
          <table:table-cell office:value-type="percentage" office:value="1" table:style-name="ce39">
            <text:p>100,0%</text:p>
          </table:table-cell>
          <table:table-cell office:value-type="float" office:value="91140" table:style-name="ce38">
            <text:p>91.140</text:p>
          </table:table-cell>
          <table:table-cell office:value-type="percentage" office:value="0.99198920283860859" table:style-name="ce39">
            <text:p>99,2%</text:p>
          </table:table-cell>
          <table:table-cell office:value-type="float" office:value="103520" table:style-name="ce38">
            <text:p>103.520</text:p>
          </table:table-cell>
          <table:table-cell office:value-type="percentage" office:value="0.8261969560324669" table:style-name="ce39">
            <text:p>82,6%</text:p>
          </table:table-cell>
          <table:table-cell office:value-type="float" office:value="149923" table:style-name="ce38">
            <text:p>149.923</text:p>
          </table:table-cell>
          <table:table-cell office:value-type="percentage" office:value="0.88598595877458397" table:style-name="ce39">
            <text:p>88,6%</text:p>
          </table:table-cell>
          <table:table-cell office:value-type="float" office:value="93524" table:style-name="ce38">
            <text:p>93.524</text:p>
          </table:table-cell>
          <table:table-cell office:value-type="percentage" office:value="0.58637942493134543" table:style-name="ce39">
            <text:p>58,6%</text:p>
          </table:table-cell>
          <table:table-cell office:value-type="float" office:value="20784" table:style-name="ce38">
            <text:p>20.784</text:p>
          </table:table-cell>
          <table:table-cell office:value-type="percentage" office:value="0.15570988694850876" table:style-name="ce39">
            <text:p>15,6%</text:p>
          </table:table-cell>
          <table:table-cell office:value-type="float" office:value="8870" table:style-name="ce38">
            <text:p>8.870</text:p>
          </table:table-cell>
          <table:table-cell office:value-type="percentage" office:value="7.8273914578185666E-2" table:style-name="ce39">
            <text:p>7,8%</text:p>
          </table:table-cell>
          <table:table-cell office:value-type="float" office:value="355" table:style-name="ce38">
            <text:p>355</text:p>
          </table:table-cell>
          <table:table-cell office:value-type="percentage" office:value="4.1887905604719765E-3" table:style-name="ce39">
            <text:p>0,4%</text:p>
          </table:table-cell>
          <table:table-cell office:value-type="float" office:value="544792" table:style-name="ce38">
            <text:p>544.79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57139800532179896" table:style-name="ce39">
            <text:p>5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142" table:style-name="ce38">
            <text:p>239.142</text:p>
          </table:table-cell>
          <table:table-cell office:value-type="percentage" office:value="1" table:style-name="ce39">
            <text:p>100,0%</text:p>
          </table:table-cell>
          <table:table-cell office:value-type="float" office:value="287437" table:style-name="ce38">
            <text:p>287.437</text:p>
          </table:table-cell>
          <table:table-cell office:value-type="percentage" office:value="0.99197617354932666" table:style-name="ce39">
            <text:p>99,2%</text:p>
          </table:table-cell>
          <table:table-cell office:value-type="float" office:value="274594" table:style-name="ce38">
            <text:p>274.594</text:p>
          </table:table-cell>
          <table:table-cell office:value-type="percentage" office:value="0.79150368809576654" table:style-name="ce39">
            <text:p>79,2%</text:p>
          </table:table-cell>
          <table:table-cell office:value-type="float" office:value="366502" table:style-name="ce38">
            <text:p>366.502</text:p>
          </table:table-cell>
          <table:table-cell office:value-type="percentage" office:value="0.90296115440428293" table:style-name="ce39">
            <text:p>90,3%</text:p>
          </table:table-cell>
          <table:table-cell office:value-type="float" office:value="243672" table:style-name="ce38">
            <text:p>243.672</text:p>
          </table:table-cell>
          <table:table-cell office:value-type="percentage" office:value="0.54977539421642929" table:style-name="ce39">
            <text:p>55,0%</text:p>
          </table:table-cell>
          <table:table-cell office:value-type="float" office:value="41339" table:style-name="ce38">
            <text:p>41.339</text:p>
          </table:table-cell>
          <table:table-cell office:value-type="percentage" office:value="0.12782305941720676" table:style-name="ce39">
            <text:p>12,8%</text:p>
          </table:table-cell>
          <table:table-cell office:value-type="float" office:value="19418" table:style-name="ce38">
            <text:p>19.418</text:p>
          </table:table-cell>
          <table:table-cell office:value-type="percentage" office:value="8.4067520705166224E-2" table:style-name="ce39">
            <text:p>8,4%</text:p>
          </table:table-cell>
          <table:table-cell office:value-type="float" office:value="359" table:style-name="ce38">
            <text:p>359</text:p>
          </table:table-cell>
          <table:table-cell office:value-type="percentage" office:value="1.9943668857322215E-3" table:style-name="ce39">
            <text:p>0,2%</text:p>
          </table:table-cell>
          <table:table-cell office:value-type="float" office:value="1472463" table:style-name="ce38">
            <text:p>1.472.46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59990417588613876" table:style-name="ce39">
            <text:p>60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49" table:style-name="ce38">
            <text:p>23.049</text:p>
          </table:table-cell>
          <table:table-cell office:value-type="percentage" office:value="1" table:style-name="ce39">
            <text:p>100,0%</text:p>
          </table:table-cell>
          <table:table-cell office:value-type="float" office:value="28344" table:style-name="ce38">
            <text:p>28.344</text:p>
          </table:table-cell>
          <table:table-cell office:value-type="percentage" office:value="1" table:style-name="ce39">
            <text:p>100,0%</text:p>
          </table:table-cell>
          <table:table-cell office:value-type="float" office:value="30804" table:style-name="ce38">
            <text:p>30.804</text:p>
          </table:table-cell>
          <table:table-cell office:value-type="percentage" office:value="0.81669229545575062" table:style-name="ce39">
            <text:p>81,7%</text:p>
          </table:table-cell>
          <table:table-cell office:value-type="float" office:value="40733" table:style-name="ce38">
            <text:p>40.733</text:p>
          </table:table-cell>
          <table:table-cell office:value-type="percentage" office:value="0.85458627056059078" table:style-name="ce39">
            <text:p>85,5%</text:p>
          </table:table-cell>
          <table:table-cell office:value-type="float" office:value="21691" table:style-name="ce38">
            <text:p>21.691</text:p>
          </table:table-cell>
          <table:table-cell office:value-type="percentage" office:value="0.40967382476816439" table:style-name="ce39">
            <text:p>41,0%</text:p>
          </table:table-cell>
          <table:table-cell office:value-type="float" office:value="5129" table:style-name="ce38">
            <text:p>5.129</text:p>
          </table:table-cell>
          <table:table-cell office:value-type="percentage" office:value="0.13044584043337826" table:style-name="ce39">
            <text:p>13,0%</text:p>
          </table:table-cell>
          <table:table-cell office:value-type="float" office:value="3370" table:style-name="ce38">
            <text:p>3.370</text:p>
          </table:table-cell>
          <table:table-cell office:value-type="percentage" office:value="0.11064416573642392" table:style-name="ce39">
            <text:p>11,1%</text:p>
          </table:table-cell>
          <table:table-cell office:value-type="float" office:value="154" table:style-name="ce38">
            <text:p>154</text:p>
          </table:table-cell>
          <table:table-cell office:value-type="percentage" office:value="6.031646561178129E-3" table:style-name="ce39">
            <text:p>0,6%</text:p>
          </table:table-cell>
          <table:table-cell office:value-type="float" office:value="153274" table:style-name="ce38">
            <text:p>153.27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3975419938725921" table:style-name="ce39">
            <text:p>5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7258" table:style-name="ce38">
            <text:p>367.258</text:p>
          </table:table-cell>
          <table:table-cell office:value-type="percentage" office:value="1" table:style-name="ce39">
            <text:p>100,0%</text:p>
          </table:table-cell>
          <table:table-cell office:value-type="float" office:value="501321" table:style-name="ce38">
            <text:p>501.321</text:p>
          </table:table-cell>
          <table:table-cell office:value-type="percentage" office:value="0.95293500430542066" table:style-name="ce39">
            <text:p>95,3%</text:p>
          </table:table-cell>
          <table:table-cell office:value-type="float" office:value="521134" table:style-name="ce38">
            <text:p>521.134</text:p>
          </table:table-cell>
          <table:table-cell office:value-type="percentage" office:value="0.74095970130366839" table:style-name="ce39">
            <text:p>74,1%</text:p>
          </table:table-cell>
          <table:table-cell office:value-type="float" office:value="802652" table:style-name="ce38">
            <text:p>802.652</text:p>
          </table:table-cell>
          <table:table-cell office:value-type="percentage" office:value="0.82510899141946359" table:style-name="ce39">
            <text:p>82,5%</text:p>
          </table:table-cell>
          <table:table-cell office:value-type="float" office:value="380876" table:style-name="ce38">
            <text:p>380.876</text:p>
          </table:table-cell>
          <table:table-cell office:value-type="percentage" office:value="0.32665992550415063" table:style-name="ce39">
            <text:p>32,7%</text:p>
          </table:table-cell>
          <table:table-cell office:value-type="float" office:value="144556" table:style-name="ce38">
            <text:p>144.556</text:p>
          </table:table-cell>
          <table:table-cell office:value-type="percentage" office:value="0.15222189461269534" table:style-name="ce39">
            <text:p>15,2%</text:p>
          </table:table-cell>
          <table:table-cell office:value-type="float" office:value="84738" table:style-name="ce38">
            <text:p>84.738</text:p>
          </table:table-cell>
          <table:table-cell office:value-type="percentage" office:value="0.11412909525573252" table:style-name="ce39">
            <text:p>11,4%</text:p>
          </table:table-cell>
          <table:table-cell office:value-type="float" office:value="4285" table:style-name="ce38">
            <text:p>4.285</text:p>
          </table:table-cell>
          <table:table-cell office:value-type="percentage" office:value="7.7410566858522028E-3" table:style-name="ce39">
            <text:p>0,8%</text:p>
          </table:table-cell>
          <table:table-cell office:value-type="float" office:value="2806820" table:style-name="ce38">
            <text:p>2.806.82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6952987293107973" table:style-name="ce39">
            <text:p>4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206" table:style-name="ce38">
            <text:p>72.206</text:p>
          </table:table-cell>
          <table:table-cell office:value-type="percentage" office:value="1" table:style-name="ce39">
            <text:p>100,0%</text:p>
          </table:table-cell>
          <table:table-cell office:value-type="float" office:value="98486" table:style-name="ce38">
            <text:p>98.486</text:p>
          </table:table-cell>
          <table:table-cell office:value-type="percentage" office:value="0.95711328584339983" table:style-name="ce39">
            <text:p>95,7%</text:p>
          </table:table-cell>
          <table:table-cell office:value-type="float" office:value="88186" table:style-name="ce38">
            <text:p>88.186</text:p>
          </table:table-cell>
          <table:table-cell office:value-type="percentage" office:value="0.60027636155715447" table:style-name="ce39">
            <text:p>60,0%</text:p>
          </table:table-cell>
          <table:table-cell office:value-type="float" office:value="179351" table:style-name="ce38">
            <text:p>179.351</text:p>
          </table:table-cell>
          <table:table-cell office:value-type="percentage" office:value="0.84101267959635373" table:style-name="ce39">
            <text:p>84,1%</text:p>
          </table:table-cell>
          <table:table-cell office:value-type="float" office:value="158945" table:style-name="ce38">
            <text:p>158.945</text:p>
          </table:table-cell>
          <table:table-cell office:value-type="percentage" office:value="0.62538116203763816" table:style-name="ce39">
            <text:p>62,5%</text:p>
          </table:table-cell>
          <table:table-cell office:value-type="float" office:value="24265" table:style-name="ce38">
            <text:p>24.265</text:p>
          </table:table-cell>
          <table:table-cell office:value-type="percentage" office:value="0.11609881197877542" table:style-name="ce39">
            <text:p>11,6%</text:p>
          </table:table-cell>
          <table:table-cell office:value-type="float" office:value="19400" table:style-name="ce38">
            <text:p>19.400</text:p>
          </table:table-cell>
          <table:table-cell office:value-type="percentage" office:value="0.11262830337652686" table:style-name="ce39">
            <text:p>11,3%</text:p>
          </table:table-cell>
          <table:table-cell office:value-type="float" office:value="1044" table:style-name="ce38">
            <text:p>1.044</text:p>
          </table:table-cell>
          <table:table-cell office:value-type="percentage" office:value="7.3576049727261195E-3" table:style-name="ce39">
            <text:p>0,7%</text:p>
          </table:table-cell>
          <table:table-cell office:value-type="float" office:value="641883" table:style-name="ce38">
            <text:p>641.88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48993578534153298" table:style-name="ce39">
            <text:p>4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79" table:style-name="ce38">
            <text:p>41.879</text:p>
          </table:table-cell>
          <table:table-cell office:value-type="percentage" office:value="1" table:style-name="ce39">
            <text:p>100,0%</text:p>
          </table:table-cell>
          <table:table-cell office:value-type="float" office:value="55399" table:style-name="ce38">
            <text:p>55.399</text:p>
          </table:table-cell>
          <table:table-cell office:value-type="percentage" office:value="0.9929559793518784" table:style-name="ce39">
            <text:p>99,3%</text:p>
          </table:table-cell>
          <table:table-cell office:value-type="float" office:value="46762" table:style-name="ce38">
            <text:p>46.762</text:p>
          </table:table-cell>
          <table:table-cell office:value-type="percentage" office:value="0.63325388657169168" table:style-name="ce39">
            <text:p>63,3%</text:p>
          </table:table-cell>
          <table:table-cell office:value-type="float" office:value="85586" table:style-name="ce38">
            <text:p>85.586</text:p>
          </table:table-cell>
          <table:table-cell office:value-type="percentage" office:value="0.88512213787825511" table:style-name="ce39">
            <text:p>88,5%</text:p>
          </table:table-cell>
          <table:table-cell office:value-type="float" office:value="67417" table:style-name="ce38">
            <text:p>67.417</text:p>
          </table:table-cell>
          <table:table-cell office:value-type="percentage" office:value="0.624219921853299" table:style-name="ce39">
            <text:p>62,4%</text:p>
          </table:table-cell>
          <table:table-cell office:value-type="float" office:value="12618" table:style-name="ce38">
            <text:p>12.618</text:p>
          </table:table-cell>
          <table:table-cell office:value-type="percentage" office:value="0.15512472184998954" table:style-name="ce39">
            <text:p>15,5%</text:p>
          </table:table-cell>
          <table:table-cell office:value-type="float" office:value="8224" table:style-name="ce38">
            <text:p>8.224</text:p>
          </table:table-cell>
          <table:table-cell office:value-type="percentage" office:value="0.12071572210724089" table:style-name="ce39">
            <text:p>12,1%</text:p>
          </table:table-cell>
          <table:table-cell office:value-type="float" office:value="400" table:style-name="ce38">
            <text:p>400</text:p>
          </table:table-cell>
          <table:table-cell office:value-type="percentage" office:value="7.0937078811094557E-3" table:style-name="ce39">
            <text:p>0,7%</text:p>
          </table:table-cell>
          <table:table-cell office:value-type="float" office:value="318285" table:style-name="ce38">
            <text:p>318.285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54748913742745386" table:style-name="ce39">
            <text:p>54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0022" table:style-name="ce38">
            <text:p>160.022</text:p>
          </table:table-cell>
          <table:table-cell office:value-type="percentage" office:value="1.0131180753402975" table:style-name="ce39">
            <text:p>101,3%</text:p>
          </table:table-cell>
          <table:table-cell office:value-type="float" office:value="208523" table:style-name="ce38">
            <text:p>208.523</text:p>
          </table:table-cell>
          <table:table-cell office:value-type="percentage" office:value="0.9786090735448022" table:style-name="ce39">
            <text:p>97,9%</text:p>
          </table:table-cell>
          <table:table-cell office:value-type="float" office:value="166211" table:style-name="ce38">
            <text:p>166.211</text:p>
          </table:table-cell>
          <table:table-cell office:value-type="percentage" office:value="0.5933585369075286" table:style-name="ce39">
            <text:p>59,3%</text:p>
          </table:table-cell>
          <table:table-cell office:value-type="float" office:value="294732" table:style-name="ce38">
            <text:p>294.732</text:p>
          </table:table-cell>
          <table:table-cell office:value-type="percentage" office:value="0.86691746794636104" table:style-name="ce39">
            <text:p>86,7%</text:p>
          </table:table-cell>
          <table:table-cell office:value-type="float" office:value="163675" table:style-name="ce38">
            <text:p>163.675</text:p>
          </table:table-cell>
          <table:table-cell office:value-type="percentage" office:value="0.45197482692822805" table:style-name="ce39">
            <text:p>45,2%</text:p>
          </table:table-cell>
          <table:table-cell office:value-type="float" office:value="40487" table:style-name="ce38">
            <text:p>40.487</text:p>
          </table:table-cell>
          <table:table-cell office:value-type="percentage" office:value="0.15539469492559768" table:style-name="ce39">
            <text:p>15,5%</text:p>
          </table:table-cell>
          <table:table-cell office:value-type="float" office:value="27575" table:style-name="ce38">
            <text:p>27.575</text:p>
          </table:table-cell>
          <table:table-cell office:value-type="percentage" office:value="0.13682554804648348" table:style-name="ce39">
            <text:p>13,7%</text:p>
          </table:table-cell>
          <table:table-cell office:value-type="float" office:value="1326" table:style-name="ce38">
            <text:p>1.326</text:p>
          </table:table-cell>
          <table:table-cell office:value-type="percentage" office:value="7.8644888082274652E-3" table:style-name="ce39">
            <text:p>0,8%</text:p>
          </table:table-cell>
          <table:table-cell office:value-type="float" office:value="1062551" table:style-name="ce38">
            <text:p>1.062.551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3557536683261564" table:style-name="ce39">
            <text:p>53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39" table:style-name="ce38">
            <text:p>2.339</text:p>
          </table:table-cell>
          <table:table-cell office:value-type="percentage" office:value="0.89788867562380037" table:style-name="ce39">
            <text:p>89,8%</text:p>
          </table:table-cell>
          <table:table-cell office:value-type="float" office:value="3756" table:style-name="ce38">
            <text:p>3.756</text:p>
          </table:table-cell>
          <table:table-cell office:value-type="percentage" office:value="0.86984715145900882" table:style-name="ce39">
            <text:p>87,0%</text:p>
          </table:table-cell>
          <table:table-cell office:value-type="float" office:value="5051" table:style-name="ce38">
            <text:p>5.051</text:p>
          </table:table-cell>
          <table:table-cell office:value-type="percentage" office:value="0.64286623393152598" table:style-name="ce39">
            <text:p>64,3%</text:p>
          </table:table-cell>
          <table:table-cell office:value-type="float" office:value="9331" table:style-name="ce38">
            <text:p>9.331</text:p>
          </table:table-cell>
          <table:table-cell office:value-type="percentage" office:value="0.8074593284873659" table:style-name="ce39">
            <text:p>80,7%</text:p>
          </table:table-cell>
          <table:table-cell office:value-type="float" office:value="8917" table:style-name="ce38">
            <text:p>8.917</text:p>
          </table:table-cell>
          <table:table-cell office:value-type="percentage" office:value="0.70534725518114227" table:style-name="ce39">
            <text:p>70,5%</text:p>
          </table:table-cell>
          <table:table-cell office:value-type="float" office:value="4400" table:style-name="ce38">
            <text:p>4.400</text:p>
          </table:table-cell>
          <table:table-cell office:value-type="percentage" office:value="0.36993442071632754" table:style-name="ce39">
            <text:p>37,0%</text:p>
          </table:table-cell>
          <table:table-cell office:value-type="float" office:value="1419" table:style-name="ce38">
            <text:p>1.419</text:p>
          </table:table-cell>
          <table:table-cell office:value-type="percentage" office:value="0.12938816449348045" table:style-name="ce39">
            <text:p>12,9%</text:p>
          </table:table-cell>
          <table:table-cell office:value-type="float" office:value="170" table:style-name="ce38">
            <text:p>170</text:p>
          </table:table-cell>
          <table:table-cell office:value-type="percentage" office:value="1.8628095551172473E-2" table:style-name="ce39">
            <text:p>1,9%</text:p>
          </table:table-cell>
          <table:table-cell office:value-type="float" office:value="35383" table:style-name="ce38">
            <text:p>35.383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4985979003734235" table:style-name="ce39">
            <text:p>49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98" table:style-name="ce38">
            <text:p>1.898</text:p>
          </table:table-cell>
          <table:table-cell office:value-type="percentage" office:value="0.80800340570455509" table:style-name="ce39">
            <text:p>80,8%</text:p>
          </table:table-cell>
          <table:table-cell office:value-type="float" office:value="3108" table:style-name="ce38">
            <text:p>3.108</text:p>
          </table:table-cell>
          <table:table-cell office:value-type="percentage" office:value="0.82924226254002131" table:style-name="ce39">
            <text:p>82,9%</text:p>
          </table:table-cell>
          <table:table-cell office:value-type="float" office:value="5963" table:style-name="ce38">
            <text:p>5.963</text:p>
          </table:table-cell>
          <table:table-cell office:value-type="percentage" office:value="0.7618500063881436" table:style-name="ce39">
            <text:p>76,2%</text:p>
          </table:table-cell>
          <table:table-cell office:value-type="float" office:value="8635" table:style-name="ce38">
            <text:p>8.635</text:p>
          </table:table-cell>
          <table:table-cell office:value-type="percentage" office:value="0.76422692273652537" table:style-name="ce39">
            <text:p>76,4%</text:p>
          </table:table-cell>
          <table:table-cell office:value-type="float" office:value="8504" table:style-name="ce38">
            <text:p>8.504</text:p>
          </table:table-cell>
          <table:table-cell office:value-type="percentage" office:value="0.7085485752374604" table:style-name="ce39">
            <text:p>70,9%</text:p>
          </table:table-cell>
          <table:table-cell office:value-type="float" office:value="4259" table:style-name="ce38">
            <text:p>4.259</text:p>
          </table:table-cell>
          <table:table-cell office:value-type="percentage" office:value="0.35102612709140363" table:style-name="ce39">
            <text:p>35,1%</text:p>
          </table:table-cell>
          <table:table-cell office:value-type="float" office:value="1417" table:style-name="ce38">
            <text:p>1.417</text:p>
          </table:table-cell>
          <table:table-cell office:value-type="percentage" office:value="0.1181325552313464" table:style-name="ce39">
            <text:p>11,8%</text:p>
          </table:table-cell>
          <table:table-cell office:value-type="float" office:value="237" table:style-name="ce38">
            <text:p>237</text:p>
          </table:table-cell>
          <table:table-cell office:value-type="percentage" office:value="2.4754543555462711E-2" table:style-name="ce39">
            <text:p>2,5%</text:p>
          </table:table-cell>
          <table:table-cell office:value-type="float" office:value="34021" table:style-name="ce38">
            <text:p>34.021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7966218788331666" table:style-name="ce39">
            <text:p>48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0" table:style-name="ce38">
            <text:p>20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2984" table:style-name="ce38">
            <text:p>2.984</text:p>
          </table:table-cell>
          <table:table-cell office:value-type="string" table:style-name="ce39">
            <text:p>-</text:p>
          </table:table-cell>
          <table:table-cell office:value-type="float" office:value="8208" table:style-name="ce38">
            <text:p>8.208</text:p>
          </table:table-cell>
          <table:table-cell office:value-type="string" table:style-name="ce39">
            <text:p>-</text:p>
          </table:table-cell>
          <table:table-cell office:value-type="float" office:value="17862" table:style-name="ce38">
            <text:p>17.862</text:p>
          </table:table-cell>
          <table:table-cell office:value-type="string" table:style-name="ce39">
            <text:p>-</text:p>
          </table:table-cell>
          <table:table-cell office:value-type="float" office:value="23307" table:style-name="ce38">
            <text:p>23.307</text:p>
          </table:table-cell>
          <table:table-cell office:value-type="string" table:style-name="ce39">
            <text:p>-</text:p>
          </table:table-cell>
          <table:table-cell office:value-type="float" office:value="16917" table:style-name="ce38">
            <text:p>16.917</text:p>
          </table:table-cell>
          <table:table-cell office:value-type="string" table:style-name="ce39">
            <text:p>-</text:p>
          </table:table-cell>
          <table:table-cell office:value-type="float" office:value="586" table:style-name="ce38">
            <text:p>586</text:p>
          </table:table-cell>
          <table:table-cell office:value-type="string" table:style-name="ce39">
            <text:p>-</text:p>
          </table:table-cell>
          <table:table-cell office:value-type="float" office:value="69897" table:style-name="ce38">
            <text:p>69.89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81" table:style-name="ce41">
            <text:p>81</text:p>
          </table:table-cell>
          <table:table-cell office:value-type="string" table:style-name="ce42">
            <text:p>-</text:p>
          </table:table-cell>
          <table:table-cell office:value-type="float" office:value="307" table:style-name="ce41">
            <text:p>307</text:p>
          </table:table-cell>
          <table:table-cell office:value-type="string" table:style-name="ce42">
            <text:p>-</text:p>
          </table:table-cell>
          <table:table-cell office:value-type="float" office:value="463" table:style-name="ce41">
            <text:p>463</text:p>
          </table:table-cell>
          <table:table-cell office:value-type="string" table:style-name="ce42">
            <text:p>-</text:p>
          </table:table-cell>
          <table:table-cell office:value-type="float" office:value="381" table:style-name="ce41">
            <text:p>381</text:p>
          </table:table-cell>
          <table:table-cell office:value-type="string" table:style-name="ce42">
            <text:p>-</text:p>
          </table:table-cell>
          <table:table-cell office:value-type="float" office:value="278" table:style-name="ce41">
            <text:p>278</text:p>
          </table:table-cell>
          <table:table-cell office:value-type="string" table:style-name="ce42">
            <text:p>-</text:p>
          </table:table-cell>
          <table:table-cell office:value-type="float" office:value="10" table:style-name="ce41">
            <text:p>10</text:p>
          </table:table-cell>
          <table:table-cell office:value-type="string" table:style-name="ce42">
            <text:p>-</text:p>
          </table:table-cell>
          <table:table-cell office:value-type="float" office:value="1553" table:style-name="ce41">
            <text:p>1.553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76633" table:style-name="ce45">
            <text:p>2.876.633</text:p>
          </table:table-cell>
          <table:table-cell office:value-type="percentage" office:value="1" table:style-name="ce46">
            <text:p>100,0%</text:p>
          </table:table-cell>
          <table:table-cell office:value-type="float" office:value="3856283" table:style-name="ce45">
            <text:p>3.856.283</text:p>
          </table:table-cell>
          <table:table-cell office:value-type="percentage" office:value="0.97379777250005994" table:style-name="ce46">
            <text:p>97,4%</text:p>
          </table:table-cell>
          <table:table-cell office:value-type="float" office:value="3735803" table:style-name="ce45">
            <text:p>3.735.803</text:p>
          </table:table-cell>
          <table:table-cell office:value-type="percentage" office:value="0.69998366119004252" table:style-name="ce46">
            <text:p>70,0%</text:p>
          </table:table-cell>
          <table:table-cell office:value-type="float" office:value="5848853" table:style-name="ce45">
            <text:p>5.848.853</text:p>
          </table:table-cell>
          <table:table-cell office:value-type="percentage" office:value="0.83159370571961466" table:style-name="ce46">
            <text:p>83,2%</text:p>
          </table:table-cell>
          <table:table-cell office:value-type="float" office:value="3935363" table:style-name="ce45">
            <text:p>3.935.363</text:p>
          </table:table-cell>
          <table:table-cell office:value-type="percentage" office:value="0.49866879750300852" table:style-name="ce46">
            <text:p>49,9%</text:p>
          </table:table-cell>
          <table:table-cell office:value-type="float" office:value="929590" table:style-name="ce45">
            <text:p>929.590</text:p>
          </table:table-cell>
          <table:table-cell office:value-type="percentage" office:value="0.14920222656544047" table:style-name="ce46">
            <text:p>14,9%</text:p>
          </table:table-cell>
          <table:table-cell office:value-type="float" office:value="571934" table:style-name="ce45">
            <text:p>571.934</text:p>
          </table:table-cell>
          <table:table-cell office:value-type="percentage" office:value="0.11566747023039088" table:style-name="ce46">
            <text:p>11,6%</text:p>
          </table:table-cell>
          <table:table-cell office:value-type="float" office:value="35537" table:style-name="ce45">
            <text:p>35.537</text:p>
          </table:table-cell>
          <table:table-cell office:value-type="percentage" office:value="9.1385624861457064E-3" table:style-name="ce46">
            <text:p>0,9%</text:p>
          </table:table-cell>
          <table:table-cell office:value-type="float" office:value="21789996" table:style-name="ce45">
            <text:p>21.789.996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51733346388151125" table:style-name="ce46">
            <text:p>51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12T14:54:54Z</meta:creation-date>
    <dc:date>2021-07-12T14:55:09Z</dc:date>
  </office:meta>
</office:document-meta>
</file>